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officeooo:rsid="00252d96" officeooo:paragraph-rsid="00252d96"/>
    </style:style>
    <style:style style:name="P3" style:family="paragraph" style:parent-style-name="Standard">
      <style:text-properties officeooo:paragraph-rsid="00252d96"/>
    </style:style>
    <style:style style:name="P4" style:family="paragraph" style:parent-style-name="Heading_20_1">
      <style:text-properties officeooo:rsid="001cb4cb" officeooo:paragraph-rsid="001cb4cb"/>
    </style:style>
    <style:style style:name="P5" style:family="paragraph" style:parent-style-name="Standard">
      <style:text-properties officeooo:rsid="001cb4cb" officeooo:paragraph-rsid="001cb4cb"/>
    </style:style>
    <style:style style:name="P6" style:family="paragraph" style:parent-style-name="Standard">
      <style:text-properties officeooo:rsid="0025b1f7" officeooo:paragraph-rsid="0025b1f7"/>
    </style:style>
    <style:style style:name="P7" style:family="paragraph" style:parent-style-name="Standard" style:list-style-name="L1">
      <style:text-properties officeooo:paragraph-rsid="0025b1f7"/>
    </style:style>
    <style:style style:name="P8" style:family="paragraph" style:parent-style-name="Standard" style:list-style-name="L1">
      <style:text-properties officeooo:rsid="0025b1f7" officeooo:paragraph-rsid="0025b1f7"/>
    </style:style>
    <style:style style:name="P9" style:family="paragraph" style:parent-style-name="Standard">
      <style:text-properties officeooo:paragraph-rsid="0026dcaf"/>
    </style:style>
    <style:style style:name="P10" style:family="paragraph" style:parent-style-name="Standard" style:list-style-name="L2">
      <style:text-properties officeooo:paragraph-rsid="0026dcaf"/>
    </style:style>
    <style:style style:name="P11" style:family="paragraph" style:parent-style-name="Standard" style:list-style-name="L3">
      <style:text-properties officeooo:paragraph-rsid="0026dcaf"/>
    </style:style>
    <style:style style:name="P12" style:family="paragraph" style:parent-style-name="Standard" style:list-style-name="L3">
      <style:text-properties officeooo:rsid="0026dcaf" officeooo:paragraph-rsid="0026dcaf"/>
    </style:style>
    <style:style style:name="P13" style:family="paragraph" style:parent-style-name="Standard">
      <style:text-properties officeooo:rsid="001cb4cb" officeooo:paragraph-rsid="0026dcaf"/>
    </style:style>
    <style:style style:name="P14" style:family="paragraph" style:parent-style-name="Heading_20_2">
      <style:text-properties officeooo:paragraph-rsid="003ac691"/>
    </style:style>
    <style:style style:name="P15" style:family="paragraph" style:parent-style-name="Standard">
      <style:text-properties officeooo:paragraph-rsid="001cb4cb"/>
    </style:style>
    <style:style style:name="P16" style:family="paragraph" style:parent-style-name="Standard">
      <style:text-properties officeooo:rsid="0026dcaf" officeooo:paragraph-rsid="0026dcaf"/>
    </style:style>
    <style:style style:name="P17" style:family="paragraph" style:parent-style-name="Standard" style:list-style-name="L4">
      <style:text-properties officeooo:rsid="0026dcaf" officeooo:paragraph-rsid="0026dcaf"/>
    </style:style>
    <style:style style:name="P18" style:family="paragraph" style:parent-style-name="Standard">
      <style:text-properties officeooo:rsid="002c7b88" officeooo:paragraph-rsid="002c7b88"/>
    </style:style>
    <style:style style:name="P19" style:family="paragraph" style:parent-style-name="Standard">
      <style:text-properties officeooo:rsid="0026dcaf" officeooo:paragraph-rsid="002c7b88"/>
    </style:style>
    <style:style style:name="P20" style:family="paragraph" style:parent-style-name="Standard">
      <style:text-properties officeooo:rsid="002958e9" officeooo:paragraph-rsid="002958e9"/>
    </style:style>
    <style:style style:name="P21" style:family="paragraph" style:parent-style-name="Standard">
      <style:text-properties officeooo:rsid="002e3163" officeooo:paragraph-rsid="003eccb4"/>
    </style:style>
    <style:style style:name="P22" style:family="paragraph" style:parent-style-name="Standard">
      <style:text-properties officeooo:rsid="002e3163" officeooo:paragraph-rsid="00318b8e"/>
    </style:style>
    <style:style style:name="P23" style:family="paragraph" style:parent-style-name="Standard">
      <style:text-properties officeooo:rsid="002fa535" officeooo:paragraph-rsid="003eccb4"/>
    </style:style>
    <style:style style:name="P24" style:family="paragraph" style:parent-style-name="Standard">
      <style:text-properties officeooo:rsid="00318b8e" officeooo:paragraph-rsid="00318b8e"/>
    </style:style>
    <style:style style:name="P25" style:family="paragraph" style:parent-style-name="Standard">
      <style:text-properties officeooo:rsid="00318b8e" officeooo:paragraph-rsid="003629c4"/>
    </style:style>
    <style:style style:name="P26" style:family="paragraph" style:parent-style-name="Standard">
      <style:text-properties officeooo:paragraph-rsid="0038019a"/>
    </style:style>
    <style:style style:name="P27" style:family="paragraph" style:parent-style-name="Standard">
      <style:text-properties officeooo:rsid="0038ea01" officeooo:paragraph-rsid="0038ea01"/>
    </style:style>
    <style:style style:name="P28" style:family="paragraph" style:parent-style-name="Standard">
      <style:paragraph-properties fo:break-before="page"/>
    </style:style>
    <style:style style:name="P29" style:family="paragraph" style:parent-style-name="Contents_20_1">
      <style:paragraph-properties>
        <style:tab-stops>
          <style:tab-stop style:position="6.9244in" style:type="right" style:leader-style="dotted" style:leader-text="."/>
        </style:tab-stops>
      </style:paragraph-properties>
    </style:style>
    <style:style style:name="P30" style:family="paragraph" style:parent-style-name="Contents_20_2">
      <style:paragraph-properties>
        <style:tab-stops>
          <style:tab-stop style:position="6.9244in" style:type="right" style:leader-style="dotted" style:leader-text="."/>
        </style:tab-stops>
      </style:paragraph-properties>
    </style:style>
    <style:style style:name="P31" style:family="paragraph" style:parent-style-name="Contents_20_3">
      <style:paragraph-properties>
        <style:tab-stops>
          <style:tab-stop style:position="6.9244in" style:type="right" style:leader-style="dotted" style:leader-text="."/>
        </style:tab-stops>
      </style:paragraph-properties>
    </style:style>
    <style:style style:name="P3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3"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34"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35" style:family="paragraph" style:parent-style-name="Standard">
      <style:text-properties officeooo:rsid="001cb4cb" officeooo:paragraph-rsid="003ac691"/>
    </style:style>
    <style:style style:name="P36" style:family="paragraph" style:parent-style-name="Heading_20_3">
      <style:text-properties officeooo:rsid="0026dcaf" officeooo:paragraph-rsid="0026dcaf"/>
    </style:style>
    <style:style style:name="P37" style:family="paragraph" style:parent-style-name="Standard">
      <style:text-properties officeooo:rsid="002fa535" officeooo:paragraph-rsid="002fa535"/>
    </style:style>
    <style:style style:name="P38" style:family="paragraph" style:parent-style-name="Standard">
      <style:text-properties officeooo:rsid="0038019a" officeooo:paragraph-rsid="0038019a"/>
    </style:style>
    <style:style style:name="P39" style:family="paragraph" style:parent-style-name="Standard">
      <style:text-properties officeooo:paragraph-rsid="0039ed19"/>
    </style:style>
    <style:style style:name="P40" style:family="paragraph" style:parent-style-name="Heading_20_3">
      <style:text-properties officeooo:rsid="0039ed19" officeooo:paragraph-rsid="0039ed19"/>
    </style:style>
    <style:style style:name="P41" style:family="paragraph" style:parent-style-name="Heading_20_3">
      <style:paragraph-properties fo:margin-left="0in" fo:margin-right="0in" fo:margin-top="0in" fo:margin-bottom="0in" style:contextual-spacing="false" fo:text-align="start" style:justify-single-word="false" fo:orphans="2" fo:widows="2" fo:hyphenation-ladder-count="no-limit" fo:hyphenation-keep="auto" loext:hyphenation-keep-type="column" loext:hyphenation-keep-line="false" fo:text-indent="0in" style:auto-text-indent="false" fo:keep-with-next="always" style:writing-mode="lr-tb"/>
      <style:text-properties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L5"/>
    <style:style style:name="T1" style:family="text">
      <style:text-properties officeooo:rsid="00252d96"/>
    </style:style>
    <style:style style:name="T2" style:family="text">
      <style:text-properties officeooo:rsid="003ac691"/>
    </style:style>
    <style:style style:name="T3" style:family="text">
      <style:text-properties officeooo:rsid="0025b1f7"/>
    </style:style>
    <style:style style:name="T4" style:family="text">
      <style:text-properties style:use-window-font-color="true" loext:opacity="0%" style:font-name="Times New Roman" fo:font-size="12pt" fo:language="en" fo:country="US" officeooo:rsid="0025b1f7" style:font-name-asian="Times New Roman" style:font-size-asian="12pt" style:font-name-complex="Times New Roman" style:font-size-complex="12pt" style:language-complex="ar" style:country-complex="SA"/>
    </style:style>
    <style:style style:name="T5" style:family="text">
      <style:text-properties officeooo:rsid="001cb4cb"/>
    </style:style>
    <style:style style:name="T6" style:family="text">
      <style:text-properties fo:font-weight="bold" style:font-weight-asian="bold" style:font-weight-complex="bold"/>
    </style:style>
    <style:style style:name="T7" style:family="text">
      <style:text-properties officeooo:rsid="00401b93"/>
    </style:style>
    <style:style style:name="T8" style:family="text">
      <style:text-properties fo:font-weight="normal" style:font-weight-asian="normal" style:font-weight-complex="normal"/>
    </style:style>
    <style:style style:name="T9" style:family="text">
      <style:text-properties fo:font-weight="normal" officeooo:rsid="00401b93" style:font-weight-asian="normal" style:font-weight-complex="normal"/>
    </style:style>
    <style:style style:name="T10" style:family="text">
      <style:text-properties fo:font-weight="bold" officeooo:rsid="001cb4cb" style:font-weight-asian="bold" style:font-weight-complex="bold"/>
    </style:style>
    <style:style style:name="T11" style:family="text">
      <style:text-properties fo:font-weight="normal" officeooo:rsid="001cb4cb" style:font-weight-asian="normal" style:font-weight-complex="normal"/>
    </style:style>
    <style:style style:name="T12" style:family="text">
      <style:text-properties fo:font-weight="normal" officeooo:rsid="003eba58" style:font-weight-asian="normal" style:font-weight-complex="normal"/>
    </style:style>
    <style:style style:name="T13" style:family="text">
      <style:text-properties style:use-window-font-color="true" loext:opacity="0%" style:font-name="Times New Roman" fo:font-size="12pt" fo:language="en" fo:country="US" fo:font-weight="normal" officeooo:rsid="001cb4cb"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fo:font-weight="normal" officeooo:rsid="001eac4b" style:font-weight-asian="normal" style:font-weight-complex="normal"/>
    </style:style>
    <style:style style:name="T15" style:family="text">
      <style:text-properties officeooo:rsid="003eba58"/>
    </style:style>
    <style:style style:name="T16" style:family="text">
      <style:text-properties officeooo:rsid="003eccb4"/>
    </style:style>
    <style:style style:name="T17" style:family="text">
      <style:text-properties officeooo:rsid="002958e9"/>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officeooo:rsid="002a4cc9"/>
    </style:style>
    <style:style style:name="T20" style:family="text">
      <style:text-properties style:use-window-font-color="true" loext:opacity="0%" style:font-name="Times New Roman" fo:font-size="12pt" fo:language="en" fo:country="US" officeooo:rsid="002a4cc9" style:font-name-asian="Times New Roman" style:font-size-asian="12pt" style:font-name-complex="Times New Roman" style:font-size-complex="12pt" style:language-complex="ar" style:country-complex="SA"/>
    </style:style>
    <style:style style:name="T21" style:family="text">
      <style:text-properties officeooo:rsid="002f39e7"/>
    </style:style>
    <style:style style:name="T22" style:family="text">
      <style:text-properties officeooo:rsid="00318b8e"/>
    </style:style>
    <style:style style:name="T23" style:family="text">
      <style:text-properties officeooo:rsid="0032751b"/>
    </style:style>
    <style:style style:name="T24" style:family="text">
      <style:text-properties officeooo:rsid="0038019a"/>
    </style:style>
    <style:style style:name="T25" style:family="text">
      <style:text-properties style:use-window-font-color="true" loext:opacity="0%" style:font-name="Times New Roman" fo:font-size="12pt" fo:language="en" fo:country="US" officeooo:rsid="0038019a" style:font-name-asian="Times New Roman" style:font-size-asian="12pt" style:font-name-complex="Times New Roman" style:font-size-complex="12pt" style:language-complex="ar" style:country-complex="SA"/>
    </style:style>
    <style:style style:name="T26" style:family="text">
      <style:text-properties officeooo:rsid="0038ea01"/>
    </style:style>
    <style:style style:name="T27" style:family="text">
      <style:text-properties officeooo:rsid="00391e3b"/>
    </style:style>
    <style:style style:name="T28" style:family="text">
      <style:text-properties fo:background-color="#ffff00" loext:char-shading-value="0"/>
    </style:style>
    <style:style style:name="T29" style:family="text">
      <style:text-properties officeooo:rsid="003ac691" fo:background-color="#ffff00" loext:char-shading-value="0"/>
    </style:style>
    <style:style style:name="T30" style:family="text">
      <style:text-properties officeooo:rsid="00401b93" fo:background-color="#ffff00" loext:char-shading-value="0"/>
    </style:style>
    <style:style style:name="T31" style:family="text">
      <style:text-properties style:text-position="super 58%"/>
    </style:style>
    <style:style style:name="T32" style:family="text">
      <style:text-properties officeooo:rsid="003da980"/>
    </style:style>
    <style:style style:name="T33"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T34" style:family="text">
      <style:text-properties officeooo:rsid="0039ed1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min-height="2.4382in" fo:min-width="6.1992in"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4486200576" text:id="ct14486200576">
          <text:insertion>
            <office:change-info>
              <dc:creator>Bob Jacobsen</dc:creator>
              <dc:date>2012-11-15T01:15:00</dc:date>
            </office:change-info>
          </text:insertion>
        </text:changed-region>
        <text:changed-region xml:id="ct14486252944" text:id="ct14486252944">
          <text:insertion>
            <office:change-info>
              <dc:creator>Stuart Baker</dc:creator>
              <dc:date>2015-02-03T21:51:00</dc:date>
            </office:change-info>
          </text:insertion>
        </text:changed-region>
        <text:changed-region xml:id="ct14486258528" text:id="ct14486258528">
          <text:deletion>
            <office:change-info>
              <dc:creator>Bob Jacobsen</dc:creator>
              <dc:date>2026-02-01T13:20:41</dc:date>
            </office:change-info>
            <text:p text:style-name="P2">“</text:p>
          </text:deletion>
          <text:insertion>
            <office:change-info>
              <dc:creator>Stuart Baker</dc:creator>
              <dc:date>2015-02-03T21:51:00</dc:date>
            </office:change-info>
          </text:insertion>
        </text:changed-region>
        <text:changed-region xml:id="ct14486258800" text:id="ct14486258800">
          <text:insertion>
            <office:change-info>
              <dc:creator>Stuart Baker</dc:creator>
              <dc:date>2015-02-03T21:51:00</dc:date>
            </office:change-info>
          </text:insertion>
        </text:changed-region>
        <text:changed-region xml:id="ct14486259072" text:id="ct14486259072">
          <text:deletion>
            <office:change-info>
              <dc:creator>Bob Jacobsen</dc:creator>
              <dc:date>2026-02-01T13:20:39</dc:date>
            </office:change-info>
            <text:p text:style-name="P2">”</text:p>
          </text:deletion>
          <text:insertion>
            <office:change-info>
              <dc:creator>Stuart Baker</dc:creator>
              <dc:date>2015-02-03T21:51:00</dc:date>
            </office:change-info>
          </text:insertion>
        </text:changed-region>
        <text:changed-region xml:id="ct14486259984" text:id="ct14486259984">
          <text:insertion>
            <office:change-info>
              <dc:creator>Stuart Baker</dc:creator>
              <dc:date>2015-02-03T21:51:00</dc:date>
            </office:change-info>
          </text:insertion>
        </text:changed-region>
        <text:changed-region xml:id="ct14486261088" text:id="ct14486261088">
          <text:insertion>
            <office:change-info>
              <dc:creator>Stuart Baker</dc:creator>
              <dc:date>2015-02-03T21:53:00</dc:date>
            </office:change-info>
          </text:insertion>
        </text:changed-region>
        <text:changed-region xml:id="ct14486262192" text:id="ct14486262192">
          <text:insertion>
            <office:change-info>
              <dc:creator>Bob Jacobsen</dc:creator>
              <dc:date>2026-01-18T07:22:30</dc:date>
            </office:change-info>
          </text:insertion>
        </text:changed-region>
        <text:changed-region xml:id="ct14486261664" text:id="ct14486261664">
          <text:deletion>
            <office:change-info>
              <dc:creator>Bob Jacobsen</dc:creator>
              <dc:date>2026-01-18T07:22:30</dc:date>
            </office:change-info>
            <text:p text:style-name="P3"><text:span text:style-name="T1">op</text:span></text:p>
          </text:deletion>
          <text:insertion>
            <office:change-info>
              <dc:creator>Stuart Baker</dc:creator>
              <dc:date>2015-02-03T21:53:00</dc:date>
            </office:change-info>
          </text:insertion>
        </text:changed-region>
        <text:changed-region xml:id="ct14486263184" text:id="ct14486263184">
          <text:insertion>
            <office:change-info>
              <dc:creator>Stuart Baker</dc:creator>
              <dc:date>2015-02-03T21:53:00</dc:date>
            </office:change-info>
          </text:insertion>
        </text:changed-region>
        <text:changed-region xml:id="ct14486264320" text:id="ct14486264320">
          <text:deletion>
            <office:change-info>
              <dc:creator>Stuart Baker</dc:creator>
              <dc:date>2015-02-03T21:58:00</dc:date>
            </office:change-info>
            <text:p text:style-name="P3"><text:span text:style-name="T1">One or more Working Notes form the basic for the next step, which is one or more Standard/TechNote pairs.</text:span></text:p>
            <text:p text:style-name="P3">Status of this Working Note: It's had info from various threads and HTML docs dumped into it, but it hasn't yet been organized at all (as of Oct 18, 2013).Working Note is an intermediate step in <text:span text:style-name="T18">the</text:span> documentation process. <text:s/>It gathers together the content from various informal development <text:span text:style-name="T18">documents</text:span>, discussions, etc into a single place. <text:s/>A </text:p>
          </text:deletion>
        </text:changed-region>
        <text:changed-region xml:id="ct14486248928" text:id="ct14486248928">
          <text:insertion>
            <office:change-info>
              <dc:creator>Stuart Baker</dc:creator>
              <dc:date>2015-02-03T22:00:00</dc:date>
            </office:change-info>
          </text:insertion>
        </text:changed-region>
        <text:changed-region xml:id="ct14486249200" text:id="ct14486249200">
          <text:deletion>
            <office:change-info>
              <dc:creator>Stuart Baker</dc:creator>
              <dc:date>2015-02-03T22:01:00</dc:date>
            </office:change-info>
            <text:p text:style-name="P3">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3">We assume that routes don't change dynamically in ways that effect e.g. buffer allocation.</text:p>
            <text:h text:style-name="Heading_20_2" text:outline-level="2" text:is-list-header="true">Served Use Cases</text:h>
            <text:h text:style-name="Heading_20_2" text:outline-level="2">Unserved Use Cases</text:h>
            <text:p text:style-name="P3"/>
          </text:deletion>
        </text:changed-region>
        <text:changed-region xml:id="ct14486264592" text:id="ct14486264592">
          <text:insertion>
            <office:change-info>
              <dc:creator>Bob Jacobsen</dc:creator>
              <dc:date>2012-11-15T01:17:00</dc:date>
            </office:change-info>
          </text:insertion>
        </text:changed-region>
        <text:changed-region xml:id="ct14486264864" text:id="ct14486264864">
          <text:deletion>
            <office:change-info>
              <dc:creator>Balazs Racz</dc:creator>
              <dc:date>2014-12-23T18:22:00</dc:date>
            </office:change-info>
            <text:h text:style-name="P4" text:outline-level="1"><text:bookmark-start text:name="__RefHeading___Toc2905_149935058 Copy 1"/>Specified Sections<text:bookmark-end text:name="__RefHeading___Toc2905_149935058 Copy 1"/></text:h>
          </text:deletion>
        </text:changed-region>
        <text:changed-region xml:id="ct14486265648" text:id="ct14486265648">
          <text:deletion>
            <office:change-info>
              <dc:creator>Bob Jacobsen</dc:creator>
              <dc:date>2012-11-15T01:17:00</dc:date>
            </office:change-info>
            <text:h text:style-name="P4" text:outline-level="1">Annotations to the Standard</text:h>
          </text:deletion>
        </text:changed-region>
        <text:changed-region xml:id="ct14486245264" text:id="ct14486245264">
          <text:insertion>
            <office:change-info>
              <dc:creator>Balazs Racz</dc:creator>
              <dc:date>2014-12-23T18:22:00</dc:date>
            </office:change-info>
          </text:insertion>
        </text:changed-region>
        <text:changed-region xml:id="ct14486267408" text:id="ct14486267408">
          <text:insertion>
            <office:change-info>
              <dc:creator>Bob Jacobsen</dc:creator>
              <dc:date>2012-11-15T01:17:00</dc:date>
            </office:change-info>
          </text:insertion>
        </text:changed-region>
        <text:changed-region xml:id="ct14486267680" text:id="ct14486267680">
          <text:insertion>
            <office:change-info>
              <dc:creator>Balazs Racz</dc:creator>
              <dc:date>2014-12-23T18:22:00</dc:date>
            </office:change-info>
          </text:insertion>
        </text:changed-region>
        <text:changed-region xml:id="ct14486268320" text:id="ct14486268320">
          <text:deletion>
            <office:change-info>
              <dc:creator>Balazs Racz</dc:creator>
              <dc:date>2014-12-23T18:22:00</dc:date>
            </office:change-info>
            <text:p text:style-name="P5">This is the usual section organization for a Technical Note, to accumulate the Standard and Technical Note content in its eventual order.</text:p>
          </text:deletion>
        </text:changed-region>
        <text:changed-region xml:id="ct14486270992" text:id="ct14486270992">
          <text:deletion>
            <office:change-info>
              <dc:creator>Stuart Baker</dc:creator>
              <dc:date>2015-02-03T22:49:00</dc:date>
            </office:change-info>
            <text:p text:style-name="Standard">Note that this section of the Standard is informative, not normative.</text:p>
          </text:deletion>
        </text:changed-region>
        <text:changed-region xml:id="ct14486273760" text:id="ct14486273760">
          <text:deletion>
            <office:change-info>
              <dc:creator>Stuart Baker</dc:creator>
              <dc:date>2015-02-03T22:50:00</dc:date>
            </office:change-info>
            <text:p text:style-name="P6">Note that this section of the Standard is informative, not normative.</text:p>
          </text:deletion>
        </text:changed-region>
        <text:changed-region xml:id="ct14486274032" text:id="ct14486274032">
          <text:insertion>
            <office:change-info>
              <dc:creator>Stuart Baker</dc:creator>
              <dc:date>2015-02-03T22:50:00</dc:date>
            </office:change-info>
          </text:insertion>
        </text:changed-region>
        <text:changed-region xml:id="ct14486280816" text:id="ct14486280816">
          <text:insertion>
            <office:change-info>
              <dc:creator>Stuart Baker</dc:creator>
              <dc:date>2015-02-03T22:53:00</dc:date>
            </office:change-info>
          </text:insertion>
        </text:changed-region>
        <text:changed-region xml:id="ct14486279456" text:id="ct14486279456">
          <text:insertion>
            <office:change-info>
              <dc:creator>Stuart Baker</dc:creator>
              <dc:date>2015-02-03T23:00:00</dc:date>
            </office:change-info>
          </text:insertion>
        </text:changed-region>
        <text:changed-region xml:id="ct14486280528" text:id="ct14486280528">
          <text:insertion>
            <office:change-info>
              <dc:creator>Balazs Racz</dc:creator>
              <dc:date>2014-12-23T18:23:00</dc:date>
            </office:change-info>
          </text:insertion>
        </text:changed-region>
        <text:changed-region xml:id="ct14486295600" text:id="ct14486295600">
          <text:insertion>
            <office:change-info>
              <dc:creator>Stuart Baker</dc:creator>
              <dc:date>2015-02-03T23:02:00</dc:date>
            </office:change-info>
          </text:insertion>
        </text:changed-region>
        <text:changed-region xml:id="ct14486296192" text:id="ct14486296192">
          <text:insertion>
            <office:change-info>
              <dc:creator>Balazs Racz</dc:creator>
              <dc:date>2014-12-23T18:23:00</dc:date>
            </office:change-info>
          </text:insertion>
        </text:changed-region>
        <text:changed-region xml:id="ct14486296464" text:id="ct14486296464">
          <text:deletion>
            <office:change-info>
              <dc:creator>Stuart Baker</dc:creator>
              <dc:date>2015-02-03T23:07:00</dc:date>
            </office:change-info>
            <text:p text:style-name="P13">Definitions</text:p>
          </text:deletion>
        </text:changed-region>
        <text:changed-region xml:id="ct14486296736" text:id="ct14486296736">
          <text:deletion>
            <office:change-info>
              <dc:creator>Balazs Racz</dc:creator>
              <dc:date>2014-12-23T18:23:00</dc:date>
            </office:change-info>
            <text:p text:style-name="P13"><text:s/>Fusce ornare mattis justo vitae imperdiet. Cum sociis natoque penatibus et magnis dis parturient montes, nascetur ridiculus mus. Fusce ornare mattis justo vitae imperdiet. Cum sociis natoque penatibus et magnis dis parturient montes, nascetur ridiculus mus.<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p text:style-name="P35">Lorem ipsum dolor sit amet, consectetur adipiscing elit.</text:p>
          </text:deletion>
        </text:changed-region>
        <text:changed-region xml:id="ct14486298720" text:id="ct14486298720">
          <text:insertion>
            <office:change-info>
              <dc:creator>Bob Jacobsen</dc:creator>
              <dc:date>2026-01-18T07:23:48</dc:date>
            </office:change-info>
          </text:insertion>
        </text:changed-region>
        <text:changed-region xml:id="ct14486298992" text:id="ct14486298992">
          <text:deletion>
            <office:change-info>
              <dc:creator>Bob Jacobsen</dc:creator>
              <loext:move-id>3</loext:move-id>
              <dc:date>2026-01-18T07:24:49</dc:date>
            </office:change-info>
            <text:h text:style-name="P14" text:outline-level="2"><text:span text:style-name="T2">Message Formats</text:span></text:h>
          </text:deletion>
          <text:insertion>
            <office:change-info>
              <dc:creator>Stuart Baker</dc:creator>
              <dc:date>2015-02-03T23:07:00</dc:date>
            </office:change-info>
          </text:insertion>
        </text:changed-region>
        <text:changed-region xml:id="ct14486299968" text:id="ct14486299968">
          <text:deletion>
            <office:change-info>
              <dc:creator>Bob Jacobsen</dc:creator>
              <dc:date>2026-01-25T16:11:34</dc:date>
            </office:change-info>
            <text:h text:style-name="Heading_20_2" text:outline-level="2"/>
            <text:h text:style-name="P36" text:outline-level="3" text:is-list-header="true"><text:bookmark-start text:name="__RefHeading___Toc2915_149935058 Copy 1 Copy 1 Copy 1 Copy 1"/>Stream Initiate Request<text:bookmark-end text:name="__RefHeading___Toc2915_149935058 Copy 1 Copy 1 Copy 1 Copy 1"/></text:h>
          </text:deletion>
          <text:insertion>
            <office:change-info>
              <dc:creator>Stuart Baker</dc:creator>
              <dc:date>2015-02-03T23:07:00</dc:date>
            </office:change-info>
          </text:insertion>
        </text:changed-region>
        <text:changed-region xml:id="ct14486300720" text:id="ct14486300720">
          <text:insertion>
            <office:change-info>
              <dc:creator>Balazs Racz</dc:creator>
              <dc:date>2014-12-23T18:23:00</dc:date>
            </office:change-info>
          </text:insertion>
        </text:changed-region>
        <text:changed-region xml:id="ct14486298416" text:id="ct14486298416">
          <text:insertion>
            <office:change-info>
              <dc:creator>Balazs Racz</dc:creator>
              <dc:date>2014-12-23T18:28:00</dc:date>
            </office:change-info>
          </text:insertion>
        </text:changed-region>
        <text:changed-region xml:id="ct14486303280" text:id="ct14486303280">
          <text:insertion>
            <office:change-info>
              <dc:creator>Balazs Racz</dc:creator>
              <dc:date>2014-12-23T18:25:00</dc:date>
            </office:change-info>
          </text:insertion>
        </text:changed-region>
        <text:changed-region xml:id="ct14486302608" text:id="ct14486302608">
          <text:insertion>
            <office:change-info>
              <dc:creator>Bob Jacobsen</dc:creator>
              <dc:date>2026-02-01T13:21:44</dc:date>
            </office:change-info>
          </text:insertion>
        </text:changed-region>
        <text:changed-region xml:id="ct14486302304" text:id="ct14486302304">
          <text:deletion>
            <office:change-info>
              <dc:creator>Bob Jacobsen</dc:creator>
              <dc:date>2026-02-01T13:21:44</dc:date>
            </office:change-info>
            <text:p text:style-name="P5">t</text:p>
          </text:deletion>
          <text:insertion>
            <office:change-info>
              <dc:creator>Balazs Racz</dc:creator>
              <dc:date>2014-12-23T18:25:00</dc:date>
            </office:change-info>
          </text:insertion>
        </text:changed-region>
        <text:changed-region xml:id="ct14486301344" text:id="ct14486301344">
          <text:insertion>
            <office:change-info>
              <dc:creator>Balazs Racz</dc:creator>
              <dc:date>2014-12-23T18:25:00</dc:date>
            </office:change-info>
          </text:insertion>
        </text:changed-region>
        <text:changed-region xml:id="ct14486301920" text:id="ct14486301920">
          <text:insertion>
            <office:change-info>
              <dc:creator>Balazs Racz</dc:creator>
              <dc:date>2014-12-23T18:27:00</dc:date>
            </office:change-info>
          </text:insertion>
        </text:changed-region>
        <text:changed-region xml:id="ct14486305600" text:id="ct14486305600">
          <text:insertion>
            <office:change-info>
              <dc:creator>Balazs Racz</dc:creator>
              <dc:date>2014-12-23T18:24:00</dc:date>
            </office:change-info>
          </text:insertion>
        </text:changed-region>
        <text:changed-region xml:id="ct14486306480" text:id="ct14486306480">
          <text:insertion>
            <office:change-info>
              <dc:creator>Balazs Racz</dc:creator>
              <dc:date>2014-12-23T18:28:00</dc:date>
            </office:change-info>
          </text:insertion>
        </text:changed-region>
        <text:changed-region xml:id="ct14486307360" text:id="ct14486307360">
          <text:insertion>
            <office:change-info>
              <dc:creator>Balazs Racz</dc:creator>
              <dc:date>2014-12-23T18:31:00</dc:date>
            </office:change-info>
          </text:insertion>
        </text:changed-region>
        <text:changed-region xml:id="ct14486307632" text:id="ct14486307632">
          <text:deletion>
            <office:change-info>
              <dc:creator>Bob Jacobsen</dc:creator>
              <dc:date>2026-02-01T13:22:53</dc:date>
            </office:change-info>
            <text:p text:style-name="P5"><text:span text:style-name="T8">Also t</text:span></text:p>
          </text:deletion>
          <text:insertion>
            <office:change-info>
              <dc:creator>Balazs Racz</dc:creator>
              <dc:date>2014-12-23T18:31:00</dc:date>
            </office:change-info>
          </text:insertion>
        </text:changed-region>
        <text:changed-region xml:id="ct14486308512" text:id="ct14486308512">
          <text:insertion>
            <office:change-info>
              <dc:creator>Bob Jacobsen</dc:creator>
              <dc:date>2026-02-01T13:22:53</dc:date>
            </office:change-info>
          </text:insertion>
        </text:changed-region>
        <text:changed-region xml:id="ct14486309584" text:id="ct14486309584">
          <text:insertion>
            <office:change-info>
              <dc:creator>Balazs Racz</dc:creator>
              <dc:date>2014-12-23T18:31:00</dc:date>
            </office:change-info>
          </text:insertion>
        </text:changed-region>
        <text:changed-region xml:id="ct14486304032" text:id="ct14486304032">
          <text:insertion>
            <office:change-info>
              <dc:creator>Balazs Racz</dc:creator>
              <dc:date>2014-12-23T18:34:00</dc:date>
            </office:change-info>
          </text:insertion>
        </text:changed-region>
        <text:changed-region xml:id="ct14486306752" text:id="ct14486306752">
          <text:insertion>
            <office:change-info>
              <dc:creator>Balazs Racz</dc:creator>
              <dc:date>2014-12-23T18:41:00</dc:date>
            </office:change-info>
          </text:insertion>
        </text:changed-region>
        <text:changed-region xml:id="ct14486311440" text:id="ct14486311440">
          <text:insertion>
            <office:change-info>
              <dc:creator>Balazs Racz</dc:creator>
              <dc:date>2014-12-23T18:45:00</dc:date>
            </office:change-info>
          </text:insertion>
        </text:changed-region>
        <text:changed-region xml:id="ct14486304608" text:id="ct14486304608">
          <text:deletion>
            <office:change-info>
              <dc:creator>Bob Jacobsen</dc:creator>
              <dc:date>2026-01-25T16:01:26</dc:date>
            </office:change-info>
            <text:p text:style-name="P15"><text:span text:style-name="T11">,</text:span></text:p>
          </text:deletion>
          <text:insertion>
            <office:change-info>
              <dc:creator>Balazs Racz</dc:creator>
              <dc:date>2014-12-23T18:45:00</dc:date>
            </office:change-info>
          </text:insertion>
        </text:changed-region>
        <text:changed-region xml:id="ct14486305184" text:id="ct14486305184">
          <text:insertion>
            <office:change-info>
              <dc:creator>Balazs Racz</dc:creator>
              <dc:date>2014-12-23T18:45:00</dc:date>
            </office:change-info>
          </text:insertion>
        </text:changed-region>
        <text:changed-region xml:id="ct14486312320" text:id="ct14486312320">
          <text:insertion>
            <office:change-info>
              <dc:creator>Bob Jacobsen</dc:creator>
              <dc:date>2026-01-25T16:01:23</dc:date>
            </office:change-info>
          </text:insertion>
        </text:changed-region>
        <text:changed-region xml:id="ct14486295296" text:id="ct14486295296">
          <text:insertion>
            <office:change-info>
              <dc:creator>Balazs Racz</dc:creator>
              <dc:date>2014-12-23T18:45:00</dc:date>
            </office:change-info>
          </text:insertion>
        </text:changed-region>
        <text:changed-region xml:id="ct14486304880" text:id="ct14486304880">
          <text:insertion>
            <office:change-info>
              <dc:creator>Balazs Racz</dc:creator>
              <dc:date>2014-12-23T18:36:00</dc:date>
            </office:change-info>
          </text:insertion>
        </text:changed-region>
        <text:changed-region xml:id="ct14486294192" text:id="ct14486294192">
          <text:insertion>
            <office:change-info>
              <dc:creator>Balazs Racz</dc:creator>
              <dc:date>2014-12-23T18:38:00</dc:date>
            </office:change-info>
          </text:insertion>
        </text:changed-region>
        <text:changed-region xml:id="ct14486305872" text:id="ct14486305872">
          <text:insertion>
            <office:change-info>
              <dc:creator>Balazs Racz</dc:creator>
              <dc:date>2014-12-23T18:40:00</dc:date>
            </office:change-info>
          </text:insertion>
        </text:changed-region>
        <text:changed-region xml:id="ct14486316096" text:id="ct14486316096">
          <text:insertion>
            <office:change-info>
              <dc:creator>Balazs Racz</dc:creator>
              <dc:date>2014-12-23T18:43:00</dc:date>
            </office:change-info>
          </text:insertion>
        </text:changed-region>
        <text:changed-region xml:id="ct14486301616" text:id="ct14486301616">
          <text:insertion>
            <office:change-info>
              <dc:creator>Bob Jacobsen</dc:creator>
              <loext:move-id>3</loext:move-id>
              <dc:date>2013-03-21T09:58:00</dc:date>
            </office:change-info>
          </text:insertion>
        </text:changed-region>
        <text:changed-region xml:id="ct14486298128" text:id="ct14486298128">
          <text:insertion>
            <office:change-info>
              <dc:creator>Stuart Baker</dc:creator>
              <dc:date>2015-02-03T23:09:00</dc:date>
            </office:change-info>
          </text:insertion>
        </text:changed-region>
        <text:changed-region xml:id="ct14486312592" text:id="ct14486312592">
          <text:insertion>
            <office:change-info>
              <dc:creator>Bob Jacobsen</dc:creator>
              <dc:date>2026-01-25T16:11:51</dc:date>
            </office:change-info>
          </text:insertion>
        </text:changed-region>
        <text:changed-region xml:id="ct14486312864" text:id="ct14486312864">
          <text:insertion>
            <office:change-info>
              <dc:creator>Stuart Baker</dc:creator>
              <dc:date>2015-02-03T23:09:00</dc:date>
            </office:change-info>
          </text:insertion>
        </text:changed-region>
        <text:changed-region xml:id="ct14486310976" text:id="ct14486310976">
          <text:insertion>
            <office:change-info>
              <dc:creator>Stuart Baker</dc:creator>
              <dc:date>2015-02-03T23:11:00</dc:date>
            </office:change-info>
          </text:insertion>
        </text:changed-region>
        <text:changed-region xml:id="ct14486316848" text:id="ct14486316848">
          <text:deletion>
            <office:change-info>
              <dc:creator>Bob Jacobsen</dc:creator>
              <dc:date>2026-01-25T16:12:24</dc:date>
            </office:change-info>
            <text:p text:style-name="P16">the</text:p>
          </text:deletion>
          <text:insertion>
            <office:change-info>
              <dc:creator>Stuart Baker</dc:creator>
              <dc:date>2015-02-03T23:11:00</dc:date>
            </office:change-info>
          </text:insertion>
        </text:changed-region>
        <text:changed-region xml:id="ct14486317440" text:id="ct14486317440">
          <text:insertion>
            <office:change-info>
              <dc:creator>Bob Jacobsen</dc:creator>
              <dc:date>2026-01-25T16:12:24</dc:date>
            </office:change-info>
          </text:insertion>
        </text:changed-region>
        <text:changed-region xml:id="ct14486324400" text:id="ct14486324400">
          <text:insertion>
            <office:change-info>
              <dc:creator>Stuart Baker</dc:creator>
              <dc:date>2015-02-03T23:11:00</dc:date>
            </office:change-info>
          </text:insertion>
        </text:changed-region>
        <text:changed-region xml:id="ct14486324672" text:id="ct14486324672">
          <text:insertion>
            <office:change-info>
              <dc:creator>Stuart Baker</dc:creator>
              <dc:date>2015-02-03T23:13:00</dc:date>
            </office:change-info>
          </text:insertion>
        </text:changed-region>
        <text:changed-region xml:id="ct14486326976" text:id="ct14486326976">
          <text:insertion>
            <office:change-info>
              <dc:creator>Stuart Baker</dc:creator>
              <dc:date>2015-02-03T23:16:00</dc:date>
            </office:change-info>
          </text:insertion>
        </text:changed-region>
        <text:changed-region xml:id="ct14486310656" text:id="ct14486310656">
          <text:insertion>
            <office:change-info>
              <dc:creator>Stuart Baker</dc:creator>
              <dc:date>2015-02-03T23:36:00</dc:date>
            </office:change-info>
          </text:insertion>
        </text:changed-region>
        <text:changed-region xml:id="ct14486329296" text:id="ct14486329296">
          <text:insertion>
            <office:change-info>
              <dc:creator>Stuart Baker</dc:creator>
              <dc:date>2015-02-03T23:38:00</dc:date>
            </office:change-info>
          </text:insertion>
        </text:changed-region>
        <text:changed-region xml:id="ct14486331536" text:id="ct14486331536">
          <text:insertion>
            <office:change-info>
              <dc:creator>Stuart Baker</dc:creator>
              <dc:date>2015-02-03T23:40:00</dc:date>
            </office:change-info>
          </text:insertion>
        </text:changed-region>
        <text:changed-region xml:id="ct14486326704" text:id="ct14486326704">
          <text:insertion>
            <office:change-info>
              <dc:creator>Bob Jacobsen</dc:creator>
              <dc:date>2013-03-21T09:58:00</dc:date>
            </office:change-info>
          </text:insertion>
        </text:changed-region>
        <text:changed-region xml:id="ct14486318848" text:id="ct14486318848">
          <text:deletion>
            <office:change-info>
              <dc:creator>Stuart Baker</dc:creator>
              <dc:date>2015-02-03T23:43:00</dc:date>
            </office:change-info>
            <text:p text:style-name="P21"/>
            <text:p text:style-name="P22"/>
            <text:p text:style-name="P22">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P21">Data content:</text:p>
          </text:deletion>
        </text:changed-region>
        <text:changed-region xml:id="ct14486331808" text:id="ct14486331808">
          <text:deletion>
            <office:change-info>
              <dc:creator>Bob Jacobsen</dc:creator>
              <dc:date>2026-02-01T13:24:36</dc:date>
            </office:change-info>
            <text:p text:style-name="P21">This</text:p>
          </text:deletion>
          <text:insertion>
            <office:change-info>
              <dc:creator>Stuart Baker</dc:creator>
              <dc:date>2015-02-03T23:43:00</dc:date>
            </office:change-info>
          </text:insertion>
        </text:changed-region>
        <text:changed-region xml:id="ct14486333584" text:id="ct14486333584">
          <text:insertion>
            <office:change-info>
              <dc:creator>Bob Jacobsen</dc:creator>
              <dc:date>2026-02-01T13:24:36</dc:date>
            </office:change-info>
          </text:insertion>
        </text:changed-region>
        <text:changed-region xml:id="ct14486334160" text:id="ct14486334160">
          <text:insertion>
            <office:change-info>
              <dc:creator>Stuart Baker</dc:creator>
              <dc:date>2015-02-03T23:43:00</dc:date>
            </office:change-info>
          </text:insertion>
        </text:changed-region>
        <text:changed-region xml:id="ct14486334432" text:id="ct14486334432">
          <text:deletion>
            <office:change-info>
              <dc:creator>Bob Jacobsen</dc:creator>
              <loext:move-id>4</loext:move-id>
              <dc:date>2026-01-25T16:13:08</dc:date>
            </office:change-info>
            <text:p text:style-name="P21">a unique Source Stream ID, </text:p>
          </text:deletion>
          <text:insertion>
            <office:change-info>
              <dc:creator>Stuart Baker</dc:creator>
              <dc:date>2015-02-03T23:43:00</dc:date>
            </office:change-info>
          </text:insertion>
        </text:changed-region>
        <text:changed-region xml:id="ct14486336656" text:id="ct14486336656">
          <text:insertion>
            <office:change-info>
              <dc:creator>Stuart Baker</dc:creator>
              <dc:date>2015-02-03T23:43:00</dc:date>
            </office:change-info>
          </text:insertion>
        </text:changed-region>
        <text:changed-region xml:id="ct14486337536" text:id="ct14486337536">
          <text:insertion>
            <office:change-info>
              <dc:creator>Stuart Baker</dc:creator>
              <dc:date>2015-02-03T23:49:00</dc:date>
            </office:change-info>
          </text:insertion>
        </text:changed-region>
        <text:changed-region xml:id="ct14486336224" text:id="ct14486336224">
          <text:insertion>
            <office:change-info>
              <dc:creator>Bob Jacobsen</dc:creator>
              <loext:move-id>4</loext:move-id>
              <dc:date>2026-01-25T16:13:13</dc:date>
            </office:change-info>
          </text:insertion>
        </text:changed-region>
        <text:changed-region xml:id="ct14486339232" text:id="ct14486339232">
          <text:insertion>
            <office:change-info>
              <dc:creator>Bob Jacobsen</dc:creator>
              <dc:date>2026-01-25T16:13:15</dc:date>
            </office:change-info>
          </text:insertion>
        </text:changed-region>
        <text:changed-region xml:id="ct14486338720" text:id="ct14486338720">
          <text:insertion>
            <office:change-info>
              <dc:creator>Stuart Baker</dc:creator>
              <dc:date>2015-02-03T23:49:00</dc:date>
            </office:change-info>
          </text:insertion>
        </text:changed-region>
        <text:changed-region xml:id="ct14486339504" text:id="ct14486339504">
          <text:insertion>
            <office:change-info>
              <dc:creator>Stuart Baker</dc:creator>
              <dc:date>2015-02-03T23:51:00</dc:date>
            </office:change-info>
          </text:insertion>
        </text:changed-region>
        <text:changed-region xml:id="ct14486341200" text:id="ct14486341200">
          <text:deletion>
            <office:change-info>
              <dc:creator>Bob Jacobsen</dc:creator>
              <dc:date>2026-02-01T13:25:13</dc:date>
            </office:change-info>
            <text:p text:style-name="P22"><text:span text:style-name="T21">, but could</text:span></text:p>
          </text:deletion>
          <text:insertion>
            <office:change-info>
              <dc:creator>Stuart Baker</dc:creator>
              <dc:date>2015-02-03T23:51:00</dc:date>
            </office:change-info>
          </text:insertion>
        </text:changed-region>
        <text:changed-region xml:id="ct14486341472" text:id="ct14486341472">
          <text:insertion>
            <office:change-info>
              <dc:creator>Bob Jacobsen</dc:creator>
              <dc:date>2026-02-01T13:25:13</dc:date>
            </office:change-info>
          </text:insertion>
        </text:changed-region>
        <text:changed-region xml:id="ct14486338416" text:id="ct14486338416">
          <text:insertion>
            <office:change-info>
              <dc:creator>Stuart Baker</dc:creator>
              <dc:date>2015-02-03T23:51:00</dc:date>
            </office:change-info>
          </text:insertion>
        </text:changed-region>
        <text:changed-region xml:id="ct14486335312" text:id="ct14486335312">
          <text:insertion>
            <office:change-info>
              <dc:creator>Stuart Baker</dc:creator>
              <dc:date>2015-02-03T23:53:00</dc:date>
            </office:change-info>
          </text:insertion>
        </text:changed-region>
        <text:changed-region xml:id="ct14486342672" text:id="ct14486342672">
          <text:insertion>
            <office:change-info>
              <dc:creator>Stuart Baker</dc:creator>
              <dc:date>2015-02-04T00:04:00</dc:date>
            </office:change-info>
          </text:insertion>
        </text:changed-region>
        <text:changed-region xml:id="ct14486342944" text:id="ct14486342944">
          <text:deletion>
            <office:change-info>
              <dc:creator>Bob Jacobsen</dc:creator>
              <dc:date>2026-01-18T07:25:49</dc:date>
            </office:change-info>
            <text:p text:style-name="P22"><text:span text:style-name="T21">,</text:span></text:p>
          </text:deletion>
          <text:insertion>
            <office:change-info>
              <dc:creator>Stuart Baker</dc:creator>
              <dc:date>2015-02-04T00:04:00</dc:date>
            </office:change-info>
          </text:insertion>
        </text:changed-region>
        <text:changed-region xml:id="ct14486335888" text:id="ct14486335888">
          <text:insertion>
            <office:change-info>
              <dc:creator>Stuart Baker</dc:creator>
              <dc:date>2015-02-04T00:04:00</dc:date>
            </office:change-info>
          </text:insertion>
        </text:changed-region>
        <text:changed-region xml:id="ct14486342384" text:id="ct14486342384">
          <text:insertion>
            <office:change-info>
              <dc:creator>Bob Jacobsen</dc:creator>
              <dc:date>2013-03-21T09:58:00</dc:date>
            </office:change-info>
          </text:insertion>
        </text:changed-region>
        <text:changed-region xml:id="ct14486338128" text:id="ct14486338128">
          <text:insertion>
            <office:change-info>
              <dc:creator>Stuart Baker</dc:creator>
              <dc:date>2015-02-04T00:05:00</dc:date>
            </office:change-info>
          </text:insertion>
        </text:changed-region>
        <text:changed-region xml:id="ct14486340288" text:id="ct14486340288">
          <text:deletion>
            <office:change-info>
              <dc:creator>Stuart Baker</dc:creator>
              <dc:date>2015-02-04T00:05:00</dc:date>
            </office:change-info>
            <text:p text:style-name="P23"/>
            <text:p text:style-name="P37"/>
            <text:p text:style-name="P23"/>
          </text:deletion>
        </text:changed-region>
        <text:changed-region xml:id="ct14486330608" text:id="ct14486330608">
          <text:deletion>
            <office:change-info>
              <dc:creator>Bob Jacobsen</dc:creator>
              <dc:date>2026-02-01T13:25:30</dc:date>
            </office:change-info>
            <text:p text:style-name="P23">This</text:p>
          </text:deletion>
          <text:insertion>
            <office:change-info>
              <dc:creator>Stuart Baker</dc:creator>
              <dc:date>2015-02-04T00:05:00</dc:date>
            </office:change-info>
          </text:insertion>
        </text:changed-region>
        <text:changed-region xml:id="ct14486335008" text:id="ct14486335008">
          <text:insertion>
            <office:change-info>
              <dc:creator>Bob Jacobsen</dc:creator>
              <dc:date>2026-02-01T13:25:30</dc:date>
            </office:change-info>
          </text:insertion>
        </text:changed-region>
        <text:changed-region xml:id="ct14486345504" text:id="ct14486345504">
          <text:insertion>
            <office:change-info>
              <dc:creator>Stuart Baker</dc:creator>
              <dc:date>2015-02-04T00:05:00</dc:date>
            </office:change-info>
          </text:insertion>
        </text:changed-region>
        <text:changed-region xml:id="ct14486345776" text:id="ct14486345776">
          <text:deletion>
            <office:change-info>
              <dc:creator>Bob Jacobsen</dc:creator>
              <dc:date>2026-01-25T16:14:30</dc:date>
            </office:change-info>
            <text:p text:style-name="P23">a unique </text:p>
          </text:deletion>
          <text:insertion>
            <office:change-info>
              <dc:creator>Stuart Baker</dc:creator>
              <dc:date>2015-02-04T00:05:00</dc:date>
            </office:change-info>
          </text:insertion>
        </text:changed-region>
        <text:changed-region xml:id="ct14486344512" text:id="ct14486344512">
          <text:deletion>
            <office:change-info>
              <dc:creator>Bob Jacobsen</dc:creator>
              <dc:date>2026-01-25T16:02:48</dc:date>
            </office:change-info>
            <text:p text:style-name="P23">Destination</text:p>
          </text:deletion>
          <text:insertion>
            <office:change-info>
              <dc:creator>Stuart Baker</dc:creator>
              <dc:date>2015-02-04T00:05:00</dc:date>
            </office:change-info>
          </text:insertion>
        </text:changed-region>
        <text:changed-region xml:id="ct14486344784" text:id="ct14486344784">
          <text:deletion>
            <office:change-info>
              <dc:creator>Bob Jacobsen</dc:creator>
              <dc:date>2026-01-25T16:14:30</dc:date>
            </office:change-info>
            <text:p text:style-name="P23"><text:s/>Stream ID, a unique </text:p>
          </text:deletion>
          <text:insertion>
            <office:change-info>
              <dc:creator>Stuart Baker</dc:creator>
              <dc:date>2015-02-04T00:05:00</dc:date>
            </office:change-info>
          </text:insertion>
        </text:changed-region>
        <text:changed-region xml:id="ct14486346048" text:id="ct14486346048">
          <text:deletion>
            <office:change-info>
              <dc:creator>Bob Jacobsen</dc:creator>
              <dc:date>2026-01-25T16:02:51</dc:date>
            </office:change-info>
            <text:p text:style-name="P23">Source</text:p>
          </text:deletion>
          <text:insertion>
            <office:change-info>
              <dc:creator>Stuart Baker</dc:creator>
              <dc:date>2015-02-04T00:05:00</dc:date>
            </office:change-info>
          </text:insertion>
        </text:changed-region>
        <text:changed-region xml:id="ct14486346320" text:id="ct14486346320">
          <text:deletion>
            <office:change-info>
              <dc:creator>Bob Jacobsen</dc:creator>
              <dc:date>2026-01-25T16:14:30</dc:date>
            </office:change-info>
            <text:p text:style-name="P23"><text:s/>Stream ID,</text:p>
          </text:deletion>
          <text:insertion>
            <office:change-info>
              <dc:creator>Stuart Baker</dc:creator>
              <dc:date>2015-02-04T00:05:00</dc:date>
            </office:change-info>
          </text:insertion>
        </text:changed-region>
        <text:changed-region xml:id="ct14486346592" text:id="ct14486346592">
          <text:deletion>
            <office:change-info>
              <dc:creator>Bob Jacobsen</dc:creator>
              <dc:date>2026-01-25T16:14:30</dc:date>
            </office:change-info>
            <text:p text:style-name="P23"><text:s/></text:p>
          </text:deletion>
          <text:insertion>
            <office:change-info>
              <dc:creator>Stuart Baker</dc:creator>
              <dc:date>2015-02-04T00:07:00</dc:date>
            </office:change-info>
          </text:insertion>
        </text:changed-region>
        <text:changed-region xml:id="ct14486347584" text:id="ct14486347584">
          <text:insertion>
            <office:change-info>
              <dc:creator>Stuart Baker</dc:creator>
              <dc:date>2015-02-04T00:07:00</dc:date>
            </office:change-info>
          </text:insertion>
        </text:changed-region>
        <text:changed-region xml:id="ct14486350336" text:id="ct14486350336">
          <text:insertion>
            <office:change-info>
              <dc:creator>Bob Jacobsen</dc:creator>
              <dc:date>2026-01-25T16:14:33</dc:date>
            </office:change-info>
          </text:insertion>
        </text:changed-region>
        <text:changed-region xml:id="ct14486351216" text:id="ct14486351216">
          <text:insertion>
            <office:change-info>
              <dc:creator>Stuart Baker</dc:creator>
              <dc:date>2015-02-04T00:07:00</dc:date>
            </office:change-info>
          </text:insertion>
        </text:changed-region>
        <text:changed-region xml:id="ct14486349552" text:id="ct14486349552">
          <text:insertion>
            <office:change-info>
              <dc:creator>Bob Jacobsen</dc:creator>
              <dc:date>2026-01-25T16:15:10</dc:date>
            </office:change-info>
          </text:insertion>
        </text:changed-region>
        <text:changed-region xml:id="ct14486351792" text:id="ct14486351792">
          <text:deletion>
            <office:change-info>
              <dc:creator>Bob Jacobsen</dc:creator>
              <dc:date>2026-01-25T16:15:10</dc:date>
            </office:change-info>
            <text:p text:style-name="P23"><text:span text:style-name="T22">an</text:span> error code field.</text:p>
          </text:deletion>
          <text:insertion>
            <office:change-info>
              <dc:creator>Stuart Baker</dc:creator>
              <dc:date>2015-02-04T00:07:00</dc:date>
            </office:change-info>
          </text:insertion>
        </text:changed-region>
        <text:changed-region xml:id="ct14486334704" text:id="ct14486334704">
          <text:insertion>
            <office:change-info>
              <dc:creator>Stuart Baker</dc:creator>
              <dc:date>2015-02-04T00:09:00</dc:date>
            </office:change-info>
          </text:insertion>
        </text:changed-region>
        <text:changed-region xml:id="ct14486350928" text:id="ct14486350928">
          <text:insertion>
            <office:change-info>
              <dc:creator>Bob Jacobsen</dc:creator>
              <dc:date>2013-03-21T09:58:00</dc:date>
            </office:change-info>
          </text:insertion>
        </text:changed-region>
        <text:changed-region xml:id="ct14486335584" text:id="ct14486335584">
          <text:insertion>
            <office:change-info>
              <dc:creator>Stuart Baker</dc:creator>
              <dc:date>2015-02-04T00:10:00</dc:date>
            </office:change-info>
          </text:insertion>
        </text:changed-region>
        <text:changed-region xml:id="ct14486354240" text:id="ct14486354240">
          <text:deletion>
            <office:change-info>
              <dc:creator>Bob Jacobsen</dc:creator>
              <dc:date>2026-02-01T13:25:38</dc:date>
            </office:change-info>
            <text:p text:style-name="P25">This</text:p>
          </text:deletion>
          <text:insertion>
            <office:change-info>
              <dc:creator>Stuart Baker</dc:creator>
              <dc:date>2015-02-04T00:10:00</dc:date>
            </office:change-info>
          </text:insertion>
        </text:changed-region>
        <text:changed-region xml:id="ct14486354816" text:id="ct14486354816">
          <text:insertion>
            <office:change-info>
              <dc:creator>Bob Jacobsen</dc:creator>
              <dc:date>2026-02-01T13:25:38</dc:date>
            </office:change-info>
          </text:insertion>
        </text:changed-region>
        <text:changed-region xml:id="ct14486347856" text:id="ct14486347856">
          <text:insertion>
            <office:change-info>
              <dc:creator>Stuart Baker</dc:creator>
              <dc:date>2015-02-04T00:10:00</dc:date>
            </office:change-info>
          </text:insertion>
        </text:changed-region>
        <text:changed-region xml:id="ct14486348736" text:id="ct14486348736">
          <text:insertion>
            <office:change-info>
              <dc:creator>Stuart Baker</dc:creator>
              <dc:date>2015-02-04T00:29:00</dc:date>
            </office:change-info>
          </text:insertion>
        </text:changed-region>
        <text:changed-region xml:id="ct14486355088" text:id="ct14486355088">
          <text:insertion>
            <office:change-info>
              <dc:creator>Stuart Baker</dc:creator>
              <dc:date>2015-02-04T00:34:00</dc:date>
            </office:change-info>
          </text:insertion>
        </text:changed-region>
        <text:changed-region xml:id="ct14486357328" text:id="ct14486357328">
          <text:insertion>
            <office:change-info>
              <dc:creator>Stuart Baker</dc:creator>
              <dc:date>2015-02-04T00:59:00</dc:date>
            </office:change-info>
          </text:insertion>
        </text:changed-region>
        <text:changed-region xml:id="ct14486358624" text:id="ct14486358624">
          <text:insertion>
            <office:change-info>
              <dc:creator>Stuart Baker</dc:creator>
              <dc:date>2015-02-04T00:54:00</dc:date>
            </office:change-info>
          </text:insertion>
        </text:changed-region>
        <text:changed-region xml:id="ct14486357904" text:id="ct14486357904">
          <text:insertion>
            <office:change-info>
              <dc:creator>Stuart Baker</dc:creator>
              <dc:date>2015-02-04T00:36:00</dc:date>
            </office:change-info>
          </text:insertion>
        </text:changed-region>
        <text:changed-region xml:id="ct14486359808" text:id="ct14486359808">
          <text:insertion>
            <office:change-info>
              <dc:creator>Stuart Baker</dc:creator>
              <dc:date>2015-02-04T00:54:00</dc:date>
            </office:change-info>
          </text:insertion>
        </text:changed-region>
        <text:changed-region xml:id="ct14486360688" text:id="ct14486360688">
          <text:insertion>
            <office:change-info>
              <dc:creator>Stuart Baker</dc:creator>
              <dc:date>2015-02-04T00:59:00</dc:date>
            </office:change-info>
          </text:insertion>
        </text:changed-region>
        <text:changed-region xml:id="ct14486361568" text:id="ct14486361568">
          <text:insertion>
            <office:change-info>
              <dc:creator>Stuart Baker</dc:creator>
              <dc:date>2015-02-04T00:56:00</dc:date>
            </office:change-info>
          </text:insertion>
        </text:changed-region>
        <text:changed-region xml:id="ct14486357024" text:id="ct14486357024">
          <text:insertion>
            <office:change-info>
              <dc:creator>Stuart Baker</dc:creator>
              <dc:date>2015-02-04T01:00:00</dc:date>
            </office:change-info>
          </text:insertion>
        </text:changed-region>
        <text:changed-region xml:id="ct14486358176" text:id="ct14486358176">
          <text:deletion>
            <office:change-info>
              <dc:creator>Stuart Baker</dc:creator>
              <dc:date>2015-02-04T01:01:00</dc:date>
            </office:change-info>
            <text:p text:style-name="P38"/>
            <text:p text:style-name="P26"/>
          </text:deletion>
        </text:changed-region>
        <text:changed-region xml:id="ct14486361280" text:id="ct14486361280">
          <text:insertion>
            <office:change-info>
              <dc:creator>Bob Jacobsen</dc:creator>
              <dc:date>2013-03-21T09:58:00</dc:date>
            </office:change-info>
          </text:insertion>
        </text:changed-region>
        <text:changed-region xml:id="ct14486351488" text:id="ct14486351488">
          <text:deletion>
            <office:change-info>
              <dc:creator>Stuart Baker</dc:creator>
              <dc:date>2015-02-04T01:02:00</dc:date>
            </office:change-info>
            <text:p text:style-name="P26"/>
            <text:p text:style-name="Standard"/>
            <text:p text:style-name="P38"/>
          </text:deletion>
        </text:changed-region>
        <text:changed-region xml:id="ct14486329568" text:id="ct14486329568">
          <text:deletion>
            <office:change-info>
              <dc:creator>Bob Jacobsen</dc:creator>
              <dc:date>2026-02-01T13:25:43</dc:date>
            </office:change-info>
            <text:p text:style-name="P38">This</text:p>
          </text:deletion>
          <text:insertion>
            <office:change-info>
              <dc:creator>Stuart Baker</dc:creator>
              <dc:date>2015-02-04T01:04:00</dc:date>
            </office:change-info>
          </text:insertion>
        </text:changed-region>
        <text:changed-region xml:id="ct14486364288" text:id="ct14486364288">
          <text:insertion>
            <office:change-info>
              <dc:creator>Bob Jacobsen</dc:creator>
              <dc:date>2026-02-01T13:25:43</dc:date>
            </office:change-info>
          </text:insertion>
        </text:changed-region>
        <text:changed-region xml:id="ct14486367184" text:id="ct14486367184">
          <text:insertion>
            <office:change-info>
              <dc:creator>Stuart Baker</dc:creator>
              <dc:date>2015-02-04T01:04:00</dc:date>
            </office:change-info>
          </text:insertion>
        </text:changed-region>
        <text:changed-region xml:id="ct14486370064" text:id="ct14486370064">
          <text:insertion>
            <office:change-info>
              <dc:creator>Stuart Baker</dc:creator>
              <dc:date>2015-02-04T01:06:00</dc:date>
            </office:change-info>
          </text:insertion>
        </text:changed-region>
        <text:changed-region xml:id="ct14486369584" text:id="ct14486369584">
          <text:insertion>
            <office:change-info>
              <dc:creator>Stuart Baker</dc:creator>
              <dc:date>2015-02-04T01:08:00</dc:date>
            </office:change-info>
          </text:insertion>
        </text:changed-region>
        <text:changed-region xml:id="ct14486370944" text:id="ct14486370944">
          <text:insertion>
            <office:change-info>
              <dc:creator>Stuart Baker</dc:creator>
              <dc:date>2015-02-04T01:10:00</dc:date>
            </office:change-info>
          </text:insertion>
        </text:changed-region>
        <text:changed-region xml:id="ct14486371216" text:id="ct14486371216">
          <text:deletion>
            <office:change-info>
              <dc:creator>Bob Jacobsen</dc:creator>
              <dc:date>2026-01-18T07:26:40</dc:date>
            </office:change-info>
            <text:p text:style-name="P38"><text:span text:style-name="T34">Stream Ping</text:span></text:p>
            <text:p text:style-name="P39"/>
            <text:h text:style-name="P40" text:outline-level="3" text:is-list-header="true">Stream Pong</text:h>
            <text:h text:style-name="P41" text:outline-level="3" text:is-list-header="true"/>
          </text:deletion>
          <text:insertion>
            <office:change-info>
              <dc:creator>Stuart Baker</dc:creator>
              <dc:date>2015-02-04T02:20:00</dc:date>
            </office:change-info>
          </text:insertion>
        </text:changed-region>
        <text:changed-region xml:id="ct14486371968" text:id="ct14486371968">
          <text:insertion>
            <office:change-info>
              <dc:creator>Stuart Baker</dc:creator>
              <dc:date>2015-02-04T02:20:00</dc:date>
            </office:change-info>
          </text:insertion>
        </text:changed-region>
        <text:changed-region xml:id="ct14486364000" text:id="ct14486364000">
          <text:insertion>
            <office:change-info>
              <dc:creator>Bob Jacobsen</dc:creator>
              <dc:date>2013-03-21T09:58:00</dc:date>
            </office:change-info>
          </text:insertion>
        </text:changed-region>
        <text:changed-region xml:id="ct14486368144" text:id="ct14486368144">
          <text:insertion>
            <office:change-info>
              <dc:creator>Stuart Baker</dc:creator>
              <dc:date>2015-02-04T01:10:00</dc:date>
            </office:change-info>
          </text:insertion>
        </text:changed-region>
        <text:changed-region xml:id="ct14486368416" text:id="ct14486368416">
          <text:deletion>
            <office:change-info>
              <dc:creator>Stuart Baker</dc:creator>
              <dc:date>2015-02-04T01:10:00</dc:date>
            </office:change-info>
            <text:p text:style-name="P27"/>
            <text:p text:style-name="Standard"/>
            <text:p text:style-name="P27"/>
          </text:deletion>
        </text:changed-region>
        <text:changed-region xml:id="ct14486368688" text:id="ct14486368688">
          <text:insertion>
            <office:change-info>
              <dc:creator>Stuart Baker</dc:creator>
              <dc:date>2015-02-04T01:10:00</dc:date>
            </office:change-info>
          </text:insertion>
        </text:changed-region>
        <text:changed-region xml:id="ct14486365056" text:id="ct14486365056">
          <text:insertion>
            <office:change-info>
              <dc:creator>Bob Jacobsen</dc:creator>
              <dc:date>2026-01-25T16:16:25</dc:date>
            </office:change-info>
          </text:insertion>
        </text:changed-region>
        <text:changed-region xml:id="ct14486364560" text:id="ct14486364560">
          <text:insertion>
            <office:change-info>
              <dc:creator>Stuart Baker</dc:creator>
              <dc:date>2015-02-04T01:10:00</dc:date>
            </office:change-info>
          </text:insertion>
        </text:changed-region>
        <text:changed-region xml:id="ct14486366240" text:id="ct14486366240">
          <text:insertion>
            <office:change-info>
              <dc:creator>Stuart Baker</dc:creator>
              <dc:date>2015-02-04T01:12:00</dc:date>
            </office:change-info>
          </text:insertion>
        </text:changed-region>
        <text:changed-region xml:id="ct14486365936" text:id="ct14486365936">
          <text:deletion>
            <office:change-info>
              <dc:creator>Bob Jacobsen</dc:creator>
              <dc:date>2026-01-18T07:26:55</dc:date>
            </office:change-info>
            <text:p text:style-name="P27"><text:span text:style-name="T28">sent</text:span></text:p>
          </text:deletion>
          <text:insertion>
            <office:change-info>
              <dc:creator>Stuart Baker</dc:creator>
              <dc:date>2015-02-04T01:12:00</dc:date>
            </office:change-info>
          </text:insertion>
        </text:changed-region>
        <text:changed-region xml:id="ct14486374096" text:id="ct14486374096">
          <text:insertion>
            <office:change-info>
              <dc:creator>Bob Jacobsen</dc:creator>
              <dc:date>2026-01-18T07:26:55</dc:date>
            </office:change-info>
          </text:insertion>
        </text:changed-region>
        <text:changed-region xml:id="ct14486375216" text:id="ct14486375216">
          <text:insertion>
            <office:change-info>
              <dc:creator>Stuart Baker</dc:creator>
              <dc:date>2015-02-04T01:12:00</dc:date>
            </office:change-info>
          </text:insertion>
        </text:changed-region>
        <text:changed-region xml:id="ct14486373792" text:id="ct14486373792">
          <text:deletion>
            <office:change-info>
              <dc:creator>Bob Jacobsen</dc:creator>
              <dc:date>2026-02-01T13:20:13</dc:date>
            </office:change-info>
            <text:p text:style-name="P27"><text:span text:style-name="T28">source</text:span></text:p>
          </text:deletion>
          <text:insertion>
            <office:change-info>
              <dc:creator>Stuart Baker</dc:creator>
              <dc:date>2015-02-04T01:12:00</dc:date>
            </office:change-info>
          </text:insertion>
        </text:changed-region>
        <text:changed-region xml:id="ct14486376848" text:id="ct14486376848">
          <text:insertion>
            <office:change-info>
              <dc:creator>Bob Jacobsen</dc:creator>
              <dc:date>2026-02-01T13:20:13</dc:date>
            </office:change-info>
          </text:insertion>
        </text:changed-region>
        <text:changed-region xml:id="ct14486376096" text:id="ct14486376096">
          <text:insertion>
            <office:change-info>
              <dc:creator>Stuart Baker</dc:creator>
              <dc:date>2015-02-04T01:12:00</dc:date>
            </office:change-info>
          </text:insertion>
        </text:changed-region>
        <text:changed-region xml:id="ct14486365648" text:id="ct14486365648">
          <text:insertion>
            <office:change-info>
              <dc:creator>Bob Jacobsen</dc:creator>
              <dc:date>2013-03-21T09:58:00</dc:date>
            </office:change-info>
          </text:insertion>
        </text:changed-region>
        <text:changed-region xml:id="ct14486375488" text:id="ct14486375488">
          <text:deletion>
            <office:change-info>
              <dc:creator>Bob Jacobsen</dc:creator>
              <dc:date>2013-10-18T06:32:00</dc:date>
            </office:change-info>
            <text:p text:style-name="Standard"><text:s/></text:p>
          </text:deletion>
        </text:changed-region>
        <text:changed-region xml:id="ct14486397408" text:id="ct14486397408">
          <text:insertion>
            <office:change-info>
              <dc:creator>Bob Jacobsen</dc:creator>
              <dc:date>2013-10-18T06:32:00</dc:date>
            </office:change-info>
          </text:insertion>
        </text:changed-region>
        <text:changed-region xml:id="ct14486400640" text:id="ct14486400640">
          <text:deletion>
            <office:change-info>
              <dc:creator>Bob Jacobsen</dc:creator>
              <dc:date>2013-03-21T09:59:00</dc:date>
            </office:change-info>
            <text:h text:style-name="Heading_20_1" text:outline-level="1"><text:bookmark-start text:name="__RefHeading___Toc2933_149935058 Copy 1"/>Section Title<text:bookmark-end text:name="__RefHeading___Toc2933_149935058 Copy 1"/></text:h>
          </text:deletion>
        </text:changed-region>
        <text:changed-region xml:id="ct14486399008" text:id="ct14486399008">
          <text:insertion>
            <office:change-info>
              <dc:creator>Bob Jacobsen</dc:creator>
              <dc:date>2013-03-21T09:59:00</dc:date>
            </office:change-info>
          </text:insertion>
        </text:changed-region>
        <text:changed-region xml:id="ct14486417376" text:id="ct14486417376">
          <text:insertion>
            <office:change-info>
              <dc:creator>Bob Jacobsen</dc:creator>
              <dc:date>2013-10-18T06:32:00</dc:date>
            </office:change-info>
          </text:insertion>
        </text:changed-region>
        <text:changed-region xml:id="ct14486400336" text:id="ct14486400336">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4486418640" text:id="ct14486418640">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text:style-name="L5">
              <text:list-item>
                <text:p text:style-name="P42">Lorem ipsum dolor sit amet, consectetur adipiscing elit. </text:p>
              </text:list-item>
              <text:list-item>
                <text:p text:style-name="P4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4486420368" text:id="ct14486420368">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903_149935058"/>Introduction<text:bookmark-end text:name="__RefHeading___Toc2903_149935058"/><text:change-start text:change-id="ct14486200576"/></text:h>
      <text:p text:style-name="P2"><text:change-end text:change-id="ct14486200576"/><text:change-start text:change-id="ct14486252944"/>This Technical Note contains informative discussion and background for the corresponding <text:change-end text:change-id="ct14486252944"/><text:change text:change-id="ct14486258528"/><text:change-start text:change-id="ct14486258800"/>OpenLCB Stream Transport Standard<text:change-end text:change-id="ct14486258800"/><text:change text:change-id="ct14486259072"/><text:change-start text:change-id="ct14486259984"/>.</text:p>
      <text:p text:style-name="P3"><text:span text:style-name="T1">Some wire protocols</text:span><text:change-end text:change-id="ct14486259984"/><text:change-start text:change-id="ct14486261088"/><text:span text:style-name="T1"> can sup</text:span><text:change-end text:change-id="ct14486261088"/><text:change-start text:change-id="ct14486262192"/><text:span text:style-name="T2">po</text:span><text:change-end text:change-id="ct14486262192"/><text:change text:change-id="ct14486261664"/><text:change-start text:change-id="ct14486263184"/><text:span text:style-name="T1">rt only very short packets/frames, e.g. CAN with a limited header and data payload. <text:s/>OpenLCB needs to be able to move large chunks of data that may not be bound by any size.</text:span></text:p>
      <text:p text:style-name="P3"><text:span text:style-name="T1">A pair of nodes may be able, but are not required, to maintain up to 255 simultaneously unique open/active streams between themselves</text:span><text:change-end text:change-id="ct14486263184"/><text:change text:change-id="ct14486264320"/><text:change-start text:change-id="ct14486248928"/>, as a pair.<text:change-end text:change-id="ct14486248928"/><text:change text:change-id="ct14486249200"/><text:change-start text:change-id="ct14486264592"/></text:p>
      <text:h text:style-name="P4" text:outline-level="1"><text:bookmark-start text:name="__RefHeading___Toc2905_149935058"/><text:change-end text:change-id="ct14486264592"/><text:change text:change-id="ct14486264864"/><text:change text:change-id="ct14486265648"/><text:change-start text:change-id="ct14486245264"/>Annotations to the Standard<text:bookmark-end text:name="__RefHeading___Toc2905_149935058"/><text:change-end text:change-id="ct14486245264"/><text:change-start text:change-id="ct14486267408"/></text:h>
      <text:p text:style-name="P5"><text:change-end text:change-id="ct14486267408"/><text:change-start text:change-id="ct14486267680"/>This section provides background information on corresponding sections of the Standard document. It is expected that two documents will be read together.<text:change-end text:change-id="ct14486267680"/><text:change text:change-id="ct14486268320"/></text:p>
      <text:h text:style-name="Heading_20_2" text:outline-level="2"><text:bookmark-start text:name="__RefHeading___Toc2907_149935058"/>Introduction<text:bookmark-end text:name="__RefHeading___Toc2907_149935058"/></text:h>
      <text:p text:style-name="Standard"><text:change text:change-id="ct14486270992"/></text:p>
      <text:h text:style-name="Heading_20_2" text:outline-level="2"><text:bookmark-start text:name="__RefHeading___Toc2909_149935058"/>Intended Use<text:bookmark-end text:name="__RefHeading___Toc2909_149935058"/></text:h>
      <text:p text:style-name="P6"><text:change text:change-id="ct14486273760"/><text:change-start text:change-id="ct14486274032"/>A stream may<text:change-end text:change-id="ct14486274032"/><text:change-start text:change-id="ct14486280816"/> be useful when:</text:p>
      <text:list text:style-name="L1">
        <text:list-item>
          <text:p text:style-name="P7"><text:span text:style-name="T3">The amount of data to be </text:span><text:span text:style-name="T4">transferred</text:span><text:span text:style-name="T3"> between two nodes is large</text:span><text:change-end text:change-id="ct14486280816"/><text:change-start text:change-id="ct14486279456"/><text:span text:style-name="T3">.</text:span></text:p>
        </text:list-item>
        <text:list-item>
          <text:p text:style-name="P8">The amount of data to be transferred is unbounded.</text:p>
        </text:list-item>
        <text:list-item>
          <text:p text:style-name="P8">A persistent open channel is required.</text:p>
        </text:list-item>
        <text:list-item>
          <text:p text:style-name="P8">Flow control is required.<text:change-end text:change-id="ct14486279456"/></text:p>
        </text:list-item>
      </text:list>
      <text:h text:style-name="Heading_20_2" text:outline-level="2"><text:bookmark-start text:name="__RefHeading___Toc2911_149935058"/>Reference<text:change-start text:change-id="ct14486280528"/><text:span text:style-name="T5">s</text:span><text:change-end text:change-id="ct14486280528"/> and Context<text:bookmark-end text:name="__RefHeading___Toc2911_149935058"/><text:change-start text:change-id="ct14486295600"/></text:h>
      <text:p text:style-name="P9"> For more information on format and presentation, see: </text:p>
      <text:list text:style-name="L2">
        <text:list-item>
          <text:p text:style-name="P10">OpenLCB Common Information Technical Note</text:p>
        </text:list-item>
      </text:list>
      <text:p text:style-name="P9">For more information on MTI values and how they are laid out, see:</text:p>
      <text:list text:style-name="L3">
        <text:list-item>
          <text:p text:style-name="P11">OpenLCB Message Network Standard</text:p>
        </text:list-item>
        <text:list-item>
          <text:p text:style-name="P12">MTI allocation table. <text:change-end text:change-id="ct14486295600"/><text:change-start text:change-id="ct14486296192"/></text:p>
        </text:list-item>
      </text:list>
      <text:p text:style-name="P13"><text:change-end text:change-id="ct14486296192"/><text:change text:change-id="ct14486296464"/><text:change text:change-id="ct14486296736"/><text:change-start text:change-id="ct14486298720"/><text:soft-page-break/></text:p>
      <text:h text:style-name="P14" text:outline-level="2"><text:bookmark-start text:name="__RefHeading___Toc2913_149935058"/><text:span text:style-name="T2">Definitions</text:span><text:bookmark-end text:name="__RefHeading___Toc2913_149935058"/><text:change-end text:change-id="ct14486298720"/><text:change text:change-id="ct14486298992"/><text:change text:change-id="ct14486299968"/><text:change-start text:change-id="ct14486300720"/></text:h>
      <text:p text:style-name="P5"><text:change-end text:change-id="ct14486300720"/><text:change-start text:change-id="ct14486298416"/><text:span text:style-name="T6">Stream.</text:span> <text:change-end text:change-id="ct14486298416"/><text:change-start text:change-id="ct14486303280"/>Other examples of streaming protocols would be TCP, or a unix pipe. The big difference to TCP is that the OpenLCB streams are uni-directional, whereas TCP connections provide bi-directional data transport. TCP also allows some out-of-band information to be sent during a live connection, although this is a ra<text:change-end text:change-id="ct14486303280"/><text:change-start text:change-id="ct14486302608"/><text:span text:style-name="T7">r</text:span><text:change-end text:change-id="ct14486302608"/><text:change text:change-id="ct14486302304"/><text:change-start text:change-id="ct14486301344"/>ely used feature. OpenLCB does not allow out-of-band information; any out-of-band information needs to be sent using different protocols. It is expected that <text:change-end text:change-id="ct14486301344"/><text:change-start text:change-id="ct14486301920"/>for most streaming applications the application level protocol will define a sequence of actions, where some may use direct OpenLCB messages, others may use datagrams, and the stream <text:change-end text:change-id="ct14486301920"/><text:change-start text:change-id="ct14486305600"/></text:p>
      <text:p text:style-name="P5">The <text:span text:style-name="T6">Source node</text:span><text:span text:style-name="T8"> and </text:span><text:span text:style-name="T6">Destination node</text:span><text:span text:style-name="T8"> concepts are defined based on the direction of data flow.</text:span><text:change-end text:change-id="ct14486305600"/><text:change-start text:change-id="ct14486306480"/><text:span text:style-name="T8"> The source node is the node sending the data, irrespectively of which node requested the data transfer. Let's take the example of the Memory Configuration Protocol Streaming Read command. Here the client (say a PC-based configuration tool) the sends a datagram to the server (say an OpenLCB board, or a train node), requesting a read using streams, but the server will be the Source node and the client will be the Destination node.</text:span><text:change-end text:change-id="ct14486306480"/><text:change-start text:change-id="ct14486307360"/><text:span text:style-name="T8"> This also means that the server will send the Stream Initiate Request message to the client. </text:span><text:change-end text:change-id="ct14486307360"/><text:change text:change-id="ct14486307632"/><text:change-start text:change-id="ct14486308512"/><text:span text:style-name="T9">T</text:span><text:change-end text:change-id="ct14486308512"/><text:change-start text:change-id="ct14486309584"/><text:span text:style-name="T8">he Source Stream ID will be assigned by the server, and the destination Stream ID will be assigned by the client.</text:span><text:change-end text:change-id="ct14486309584"/><text:change-start text:change-id="ct14486304032"/></text:p>
      <text:p text:style-name="P15"><text:span text:style-name="T10">Source Stream ID</text:span><text:span text:style-name="T11"> and </text:span><text:span text:style-name="T10">Destination Stream ID</text:span><text:span text:style-name="T11">, from a formal correctness perspective, are only used to disambiguate between multiple concurrently open streams between two given nodes. </text:span><text:change-end text:change-id="ct14486304032"/><text:change-start text:change-id="ct14486306752"/><text:span text:style-name="T11">A stream is uniquely identified by (Source Node ID, Destination Node ID, Source Stream ID) triple, as well as the (Source Node ID, Destination Node ID, Destination Stream ID) triple. </text:span><text:change-end text:change-id="ct14486306752"/><text:change-start text:change-id="ct14486311440"/><text:span text:style-name="T11">This means that Source Stream ID, by itself, is not required to be unique; neither Destination Stream ID</text:span><text:change-end text:change-id="ct14486311440"/><text:change text:change-id="ct14486304608"/><text:change-start text:change-id="ct14486305184"/><text:span text:style-name="T11"> b</text:span><text:change-end text:change-id="ct14486305184"/><text:change-start text:change-id="ct14486312320"/><text:span text:style-name="T12">y</text:span><text:change-end text:change-id="ct14486312320"/><text:change-start text:change-id="ct14486295296"/><text:span text:style-name="T11"> itself.</text:span></text:p>
      <text:p text:style-name="P15"><text:change-end text:change-id="ct14486295296"/><text:change-start text:change-id="ct14486304880"/><text:span text:style-name="T11">There is a large flexibility on the implementation for how these IDs can be used. A small node may use only one fixed stream ID and not ever allow multiple streams to be open concurrently. A medium-sized node may have a fixed number of slots for open streams, and </text:span><text:change-end text:change-id="ct14486304880"/><text:change-start text:change-id="ct14486294192"/><text:span text:style-name="T11">could use the Stream ID as a direct slot index. A large node could dynamically allocate the Stream objects, and keep an associative array of </text:span><text:change-end text:change-id="ct14486294192"/><text:change-start text:change-id="ct14486305872"/><text:span text:style-name="T11">(opposite end Node ID, stream ID) </text:span><text:span text:style-name="T13">→</text:span><text:span text:style-name="T11"> object reference.</text:span><text:change-end text:change-id="ct14486305872"/><text:change-start text:change-id="ct14486316096"/><text:span text:style-name="T11"> For ease of implementation, the opposite stream ID is </text:span><text:span text:style-name="T14">always</text:span><text:span text:style-name="T11"> sent along </text:span><text:span text:style-name="T14">with</text:span><text:span text:style-name="T11"> the streaming messages so that the receiving node can perform a direct lookup of the data associated with the stream and not need to do a search for the matching state/buffer.</text:span><text:change-end text:change-id="ct14486316096"/><text:change-start text:change-id="ct14486301616"/></text:p>
      <text:h text:style-name="Heading_20_2" text:outline-level="2"><text:bookmark-start text:name="__RefHeading___Toc2917_149935058"/>Message Formats<text:bookmark-end text:name="__RefHeading___Toc2917_149935058"/><text:change-end text:change-id="ct14486301616"/><text:change-start text:change-id="ct14486298128"/></text:h>
      <text:p text:style-name="P16">Every stream message type contains one or both of a <text:change-end text:change-id="ct14486298128"/><text:change-start text:change-id="ct14486312592"/><text:span text:style-name="T15">valid </text:span><text:change-end text:change-id="ct14486312592"/><text:change-start text:change-id="ct14486312864"/>Source Stream ID and/or Destination Stream ID. <text:s/>An indivi<text:change-end text:change-id="ct14486312864"/><text:change-start text:change-id="ct14486310976"/>dual stream can be identified by <text:change-end text:change-id="ct14486310976"/><text:change text:change-id="ct14486316848"/><text:change-start text:change-id="ct14486317440"/><text:span text:style-name="T16">a</text:span><text:change-end text:change-id="ct14486317440"/><text:change-start text:change-id="ct14486324400"/> combination of:</text:p>
      <text:list text:style-name="L4">
        <text:list-item>
          <text:p text:style-name="P17">Source Stream ID</text:p>
        </text:list-item>
        <text:list-item>
          <text:p text:style-name="P17">Destination Stream ID</text:p>
        </text:list-item>
        <text:list-item>
          <text:p text:style-name="P17">Source Node ID</text:p>
        </text:list-item>
        <text:list-item>
          <text:p text:style-name="P17">Destination Node ID</text:p>
        </text:list-item>
      </text:list>
      <text:p text:style-name="P18">It is important to note that neither a Source Stream ID nor a Destination Stream ID must be unique on its own, rather, they must be unique when used with a given node pairing.</text:p>
      <text:p text:style-name="P19"><text:soft-page-break/>Technically only one of the Source or Destination Stream ID's, not both, are required <text:change-end text:change-id="ct14486324400"/><text:change-start text:change-id="ct14486324672"/>to uniquely identify a stream. <text:s/>This fact is exploited in order to maximize the efficiency in a Stream Data Send message by excluding the Source Stream ID and including only the Destination Stream ID.<text:change-end text:change-id="ct14486324672"/><text:change-start text:change-id="ct14486326976"/></text:p>
      <text:p text:style-name="P16">The reason that both Source and Destination Stream ID's exist is to provide each of the node pairs involved with the connection <text:span text:style-name="T17">an opportunity to</text:span> allocate an <text:change-end text:change-id="ct14486326976"/><text:change-start text:change-id="ct14486310656"/><text:span text:style-name="T17">identifier optimized to its own internal mapping of stream metadata to identifier.</text:span></text:p>
      <text:p text:style-name="P20">There is one Stream ID (0xFF) that is reserved which mu<text:change-end text:change-id="ct14486310656"/><text:change-start text:change-id="ct14486329296"/>st never be sent and must be ignored upon receipt. <text:s/>This Stream ID reservation exists in order to allow an implementation the <text:span text:style-name="T18">opportunity</text:span> to use this value for the purpose of marking a stream mapping as closed or available-for-use<text:change-end text:change-id="ct14486329296"/><text:change-start text:change-id="ct14486331536"/> <text:span text:style-name="T19">without requiring an additional memory location to hold this </text:span><text:span text:style-name="T20">information</text:span><text:span text:style-name="T19">.</text:span><text:change-end text:change-id="ct14486331536"/><text:change-start text:change-id="ct14486326704"/></text:p>
      <text:h text:style-name="Heading_20_3" text:outline-level="3"><text:bookmark-start text:name="__RefHeading___Toc2919_149935058"/>Stream Initiate Request<text:bookmark-end text:name="__RefHeading___Toc2919_149935058"/></text:h>
      <text:p text:style-name="P21"><text:change-end text:change-id="ct14486326704"/><text:change text:change-id="ct14486318848"/><text:change text:change-id="ct14486331808"/><text:change-start text:change-id="ct14486333584"/><text:span text:style-name="T7">Stream Initiate Request</text:span><text:change-end text:change-id="ct14486333584"/><text:change-start text:change-id="ct14486334160"/> is an addressed message sent from the stream source node to the stream destination node. <text:s/>It contains <text:change-end text:change-id="ct14486334160"/><text:change text:change-id="ct14486334432"/><text:change-start text:change-id="ct14486336656"/>a <text:span text:style-name="T21">suggested M</text:span>ax <text:span text:style-name="T21">B</text:span>uffer <text:span text:style-name="T21">S</text:span>ize<text:change-end text:change-id="ct14486336656"/><text:change-start text:change-id="ct14486337536"/> <text:span text:style-name="T21">(in bytes), reserved flag bits, </text:span><text:change-end text:change-id="ct14486337536"/><text:change-start text:change-id="ct14486336224"/>a unique Source Stream ID, <text:change-end text:change-id="ct14486336224"/><text:change-start text:change-id="ct14486339232"/><text:span text:style-name="T16">an optional proposed Destination Stream ID </text:span><text:change-end text:change-id="ct14486339232"/><text:change-start text:change-id="ct14486338720"/><text:span text:style-name="T21">and optionally a </text:span><text:change-end text:change-id="ct14486338720"/><text:change-start text:change-id="ct14486339504"/><text:span text:style-name="T21">Stream Content Type.</text:span></text:p>
      <text:p text:style-name="P22"><text:span text:style-name="T21">The suggested Max Buffer Size chosen by the stream source is somewhat arbitrary</text:span><text:change-end text:change-id="ct14486339504"/><text:change text:change-id="ct14486341200"/><text:change-start text:change-id="ct14486341472"/><text:span text:style-name="T21"> </text:span><text:span text:style-name="T7">and can</text:span><text:change-end text:change-id="ct14486341472"/><text:change-start text:change-id="ct14486338416"/><text:span text:style-name="T21"> be implementation </text:span><text:change-end text:change-id="ct14486338416"/><text:change-start text:change-id="ct14486335312"/><text:span text:style-name="T21">specific.</text:span><text:change-end text:change-id="ct14486335312"/><text:change-start text:change-id="ct14486342672"/><text:span text:style-name="T21"> <text:s/>The resulting final Max Buffer Size of the stream may be smaller</text:span><text:change-end text:change-id="ct14486342672"/><text:change text:change-id="ct14486342944"/><text:change-start text:change-id="ct14486335888"/><text:span text:style-name="T21"> but must never be larger than this initially suggested value.</text:span><text:change-end text:change-id="ct14486335888"/><text:change-start text:change-id="ct14486342384"/></text:p>
      <text:h text:style-name="Heading_20_3" text:outline-level="3"><text:bookmark-start text:name="__RefHeading___Toc2921_149935058"/>Stream Initiate Reply<text:bookmark-end text:name="__RefHeading___Toc2921_149935058"/><text:change-end text:change-id="ct14486342384"/><text:change-start text:change-id="ct14486338128"/></text:h>
      <text:p text:style-name="P23"><text:change-end text:change-id="ct14486338128"/><text:change text:change-id="ct14486340288"/><text:change text:change-id="ct14486330608"/><text:change-start text:change-id="ct14486335008"/><text:span text:style-name="T7">Stream Initiate Reply</text:span><text:change-end text:change-id="ct14486335008"/><text:change-start text:change-id="ct14486345504"/> is an addressed message sent from the stream destination node to the stream source node in response to a Stream Initiate Request. <text:s/>It contains <text:change-end text:change-id="ct14486345504"/><text:change text:change-id="ct14486345776"/><text:change text:change-id="ct14486344512"/><text:change text:change-id="ct14486344784"/><text:change text:change-id="ct14486346048"/><text:change text:change-id="ct14486346320"/><text:change text:change-id="ct14486346592"/><text:change-start text:change-id="ct14486347584"/><text:span text:style-name="T22">a final Max Buffer Size (in bytes), </text:span><text:change-end text:change-id="ct14486347584"/><text:change-start text:change-id="ct14486350336"/><text:span text:style-name="T16">a field for flags, </text:span>a unique <text:span text:style-name="T15">Source</text:span> Stream ID, a unique <text:span text:style-name="T15">Destination</text:span> Stream ID, <text:change-end text:change-id="ct14486350336"/><text:change-start text:change-id="ct14486351216"/>an<text:span text:style-name="T22">d </text:span><text:change-end text:change-id="ct14486351216"/><text:change-start text:change-id="ct14486349552"/><text:span text:style-name="T16">in the case of an error an optional human-readable null-terminated string describing the error.</text:span><text:change-end text:change-id="ct14486349552"/><text:change text:change-id="ct14486351792"/><text:change-start text:change-id="ct14486334704"/></text:p>
      <text:p text:style-name="P24">The final Max Buffer Size must be less than or equal to the suggested Max Buffer Size in the Stream Initiate Request being replied to.<text:change-end text:change-id="ct14486334704"/><text:change-start text:change-id="ct14486350928"/></text:p>
      <text:h text:style-name="Heading_20_3" text:outline-level="3"><text:bookmark-start text:name="__RefHeading___Toc2923_149935058"/>Stream Data Send<text:bookmark-end text:name="__RefHeading___Toc2923_149935058"/><text:change-end text:change-id="ct14486350928"/><text:change-start text:change-id="ct14486335584"/></text:h>
      <text:p text:style-name="P25"><text:change-end text:change-id="ct14486335584"/><text:change text:change-id="ct14486354240"/><text:change-start text:change-id="ct14486354816"/><text:span text:style-name="T7">Stream Data Send</text:span><text:change-end text:change-id="ct14486354816"/><text:change-start text:change-id="ct14486347856"/> is an addressed message<text:change-end text:change-id="ct14486347856"/><text:change-start text:change-id="ct14486348736"/> <text:span text:style-name="T23">sent from the stream source node to the stream destination node</text:span><text:change-end text:change-id="ct14486348736"/><text:change-start text:change-id="ct14486355088"/><text:span text:style-name="T23">. <text:s/>It contains the Destination Stream ID followed by the payload bytes.</text:span></text:p>
      <text:p text:style-name="P25"><text:span text:style-name="T23">The stream source node must maintain an internal count that is initialized to Max Buffer Size. <text:s/>For every single payload byte sent, the source must decrement this count by one. <text:s/>A single Stream Data Send may contain a payload </text:span><text:change-end text:change-id="ct14486355088"/><text:change-start text:change-id="ct14486357328"/><text:span text:style-name="T23">in number of bytes up to this</text:span><text:change-end text:change-id="ct14486357328"/><text:change-start text:change-id="ct14486358624"/><text:span text:style-name="T23"> count value, or may be broken into smaller messages so long as</text:span><text:change-end text:change-id="ct14486358624"/><text:change-start text:change-id="ct14486357904"/><text:span text:style-name="T23"> in aggregate, the </text:span><text:change-end text:change-id="ct14486357904"/><text:change-start text:change-id="ct14486359808"/><text:span text:style-name="T23">multiple Stream Data Send messages</text:span><text:change-end text:change-id="ct14486359808"/><text:change-start text:change-id="ct14486360688"/><text:span text:style-name="T23"> do not result in the internal count decrementing below zero</text:span><text:change-end text:change-id="ct14486360688"/><text:change-start text:change-id="ct14486361568"/><text:span text:style-name="T23">.</text:span><text:change-end text:change-id="ct14486361568"/><text:change-start text:change-id="ct14486357024"/></text:p>
      <text:p text:style-name="P26"><text:span text:style-name="T24">A Stream Data Send message may also contain zero payload bytes. <text:s/>This is considered a flush, and should result in the destination node (and any gateways in between) flushing any internal buffering for efficiency that may be occurring.</text:span><text:change-end text:change-id="ct14486357024"/><text:change text:change-id="ct14486358176"/><text:change-start text:change-id="ct14486361280"/></text:p>
      <text:h text:style-name="Heading_20_3" text:outline-level="3"><text:bookmark-start text:name="__RefHeading___Toc2925_149935058"/>Stream Data Proceed<text:bookmark-end text:name="__RefHeading___Toc2925_149935058"/></text:h>
      <text:p text:style-name="P26"><text:change-end text:change-id="ct14486361280"/><text:change text:change-id="ct14486351488"/><text:change text:change-id="ct14486329568"/><text:change-start text:change-id="ct14486364288"/><text:span text:style-name="T7">Stream Data Proceed</text:span><text:change-end text:change-id="ct14486364288"/><text:change-start text:change-id="ct14486367184"/><text:span text:style-name="T24"> is an addressed message sent from the stream destination node to the stream source node. <text:s/>The destination node sends this message when it is able to </text:span><text:span text:style-name="T25">receive</text:span><text:span text:style-name="T24"> an additional Max Buffer Size bytes of data b</text:span><text:change-end text:change-id="ct14486367184"/><text:change-start text:change-id="ct14486370064"/><text:span text:style-name="T24">eyond what the stream destination node has already informed the stream source node it can receive. <text:s/>When the </text:span><text:span text:style-name="T26">stream source node receives this message, it can add Max Buffer </text:span><text:soft-page-break/><text:span text:style-name="T26">Size to its internal count </text:span><text:change-end text:change-id="ct14486370064"/><text:change-start text:change-id="ct14486369584"/><text:span text:style-name="T26">of bytes that it may send with Stream Data Send messages. <text:s/>It is possible, and acceptable, that through this mechanism, the count internal to the stream source node could increment to a value larger than Max Buffer Size</text:span><text:change-end text:change-id="ct14486369584"/><text:change-start text:change-id="ct14486370944"/><text:span text:style-name="T26">.</text:span><text:change-end text:change-id="ct14486370944"/><text:change text:change-id="ct14486371216"/><text:change-start text:change-id="ct14486371968"/></text:p>
      <text:h text:style-name="Heading_20_3" text:outline-level="3"><text:bookmark-start text:name="__RefHeading___Toc2927_149935058"/><text:change-end text:change-id="ct14486371968"/><text:change-start text:change-id="ct14486364000"/>Stream Data Complete<text:bookmark-end text:name="__RefHeading___Toc2927_149935058"/><text:change-end text:change-id="ct14486364000"/><text:change-start text:change-id="ct14486368144"/></text:h>
      <text:p text:style-name="P27"><text:change-end text:change-id="ct14486368144"/><text:change text:change-id="ct14486368416"/><text:change-start text:change-id="ct14486368688"/>This is an addressed message sent from the stream source node to the stream destination node for the purpose of gracefully shutting down a stream. <text:s/>This message contains a Source Stream ID, Destination Stream ID, <text:change-end text:change-id="ct14486368688"/><text:change-start text:change-id="ct14486365056"/><text:span text:style-name="T16">optional two bytes of flags, </text:span><text:change-end text:change-id="ct14486365056"/><text:change-start text:change-id="ct14486364560"/>and optionally, a 4-byte value representing the <text:change-end text:change-id="ct14486364560"/><text:change-start text:change-id="ct14486366240"/>total <text:span text:style-name="T27">number of </text:span>data bytes sent while the stream was open. <text:s/><text:span text:style-name="T28">Once this message is </text:span><text:change-end text:change-id="ct14486366240"/><text:change text:change-id="ct14486365936"/><text:change-start text:change-id="ct14486374096"/><text:span text:style-name="T29">received</text:span><text:change-end text:change-id="ct14486374096"/><text:change-start text:change-id="ct14486375216"/><text:span text:style-name="T28">, the stream </text:span><text:change-end text:change-id="ct14486375216"/><text:change text:change-id="ct14486373792"/><text:change-start text:change-id="ct14486376848"/><text:span text:style-name="T30">destination</text:span><text:change-end text:change-id="ct14486376848"/><text:change-start text:change-id="ct14486376096"/><text:span text:style-name="T28"> node may free up the previously allocated Source Stream ID, along with any metadata associated with the stream.</text:span><text:change-end text:change-id="ct14486376096"/><text:change-start text:change-id="ct14486365648"/></text:p>
      <text:h text:style-name="Heading_20_2" text:outline-level="2"><text:bookmark-start text:name="__RefHeading___Toc2929_149935058"/>States<text:bookmark-end text:name="__RefHeading___Toc2929_149935058"/></text:h>
      <text:p text:style-name="Standard">A stream either exists or doesn't; those are states. <text:s/>There are also some intermediate states during setup and take down.</text:p>
      <text:h text:style-name="Heading_20_2" text:outline-level="2"><text:bookmark-start text:name="__RefHeading___Toc2931_149935058"/>Interactions<text:bookmark-end text:name="__RefHeading___Toc2931_149935058"/></text:h>
      <text:p text:style-name="Standard"><text:change-end text:change-id="ct14486365648"/><text:change text:change-id="ct14486375488"/><text:change-start text:change-id="ct14486397408"/>Optionally, the destination can request that the source start a transfer. This uses some mechanism not discussed here, e.g. Datagram messages.</text:p>
      <text:p text:style-name="Standard">The source sends a "Stream Initiate Request (Addressed)" to the destination. It carries a "Max Buffer Size" value (2 bytes),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Source Stream ID" (1 byte) and "Destination Stream ID" (1 byte).  The "Max Buffer Size" is less than or equal to the value in the <text:soft-page-break/>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text:span text:style-name="T15">originating <text:s/>in different nodes </text:span>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ext:span text:style-name="T15">a Stream Type was included </text:span>during initialization, the first 6 bytes of the data are <text:span text:style-name="T15">the same</text:span> unique data-type indicator. These are allocated the same way that Node IDs, etc, are allocated, but from a separate name space. If <text:span text:style-name="T15">no Stream Type was included</text:span>,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8">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text:soft-page-break/>carry a four-byte length of the stream data transferred for checking. A zero value, if present, means the length is unknown. When this message is received by the destination, the transfer is complete.<text:change-end text:change-id="ct14486397408"/></text:p>
      <text:h text:style-name="Heading_20_1" text:outline-level="1"><text:bookmark-start text:name="__RefHeading___Toc2933_149935058"/><text:change text:change-id="ct14486400640"/><text:change-start text:change-id="ct14486399008"/>Background Information<text:bookmark-end text:name="__RefHeading___Toc2933_149935058"/><text:change-end text:change-id="ct14486399008"/></text:h>
      <text:h text:style-name="Heading_20_2" text:outline-level="2"><text:bookmark-start text:name="__RefHeading___Toc2935_149935058"/><text:change-start text:change-id="ct14486417376"/>Stream Content Type Identification<text:bookmark-end text:name="__RefHeading___Toc2935_149935058"/></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se can be allocated via the same mechanisms as EventIDs. Well-known ones will be published by OpenLCB. These identifiers are recorded in a separate worksheet.</text:p>
      <text:h text:style-name="Heading_20_2" text:outline-level="2"><text:bookmark-start text:name="__RefHeading___Toc2937_149935058"/>Buffer Size<text:bookmark-end text:name="__RefHeading___Toc2937_149935058"/></text:h>
      <text:p text:style-name="Standard">The buffer size can be up to 2<text:span text:style-name="T31">16</text:span>-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text:bookmark-start text:name="__RefHeading___Toc2939_149935058"/>CAN Discussion<text:bookmark-end text:name="__RefHeading___Toc2939_149935058"/></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text:span text:style-name="T32">ed</text:span>, this <text:span text:style-name="T32">was </text:span>thought to be too inflexible. Instead, we chose a format where the <text:span text:style-name="T32">Destination</text:span> Stream ID is carried, reducing the payload to seven bytes per frame. This requires that the <text:span text:style-name="T32">Destination</text:span> Stream ID be unique among source-destination node pairs, without relying on the <text:span text:style-name="T32">Source</text:span> Stream ID to be part of the unique stream identification. Since a node knows that it's originating the stream, this can be ensured in advance for point-to-point connections. Gateways will need to track the <text:span text:style-name="T32">Source</text:span> Stream ID to restore it to the full format. Since they are tracking the stream in any case for buffering purposes, this is thought to be not a large problem.</text:p>
      <text:h text:style-name="Heading_20_2" text:outline-level="2"><text:bookmark-start text:name="__RefHeading___Toc2941_149935058"/>Implementation Notes<text:bookmark-end text:name="__RefHeading___Toc2941_149935058"/></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text:soft-page-break/>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14486417376"/><text:change text:change-id="ct14486400336"/><text:change text:change-id="ct14486418640"/><text:change-start text:change-id="ct14486420368"/></text:p>
      <text:p text:style-name="P28"><text:change-end text:change-id="ct1448642036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29"><text:s/>1 Introduction<text:tab/>1</text:p>
          <text:p text:style-name="P29"><text:s/>2 Annotations to the Standard<text:tab/>1</text:p>
          <text:p text:style-name="P30"><text:s/>2.1 Introduction<text:tab/>1</text:p>
          <text:p text:style-name="P30"><text:s/>2.2 Intended Use<text:tab/>1</text:p>
          <text:p text:style-name="P30"><text:s/>2.3 References and Context<text:tab/>1</text:p>
          <text:p text:style-name="P30"><text:s/>2.4 Definitions<text:tab/>2</text:p>
          <text:p text:style-name="P31"><text:s/>2.4.1 Stream Initiate Request<text:tab/>2</text:p>
          <text:p text:style-name="P30"><text:s/>2.5 Message Formats<text:tab/>2</text:p>
          <text:p text:style-name="P31"><text:s/>2.5.1 Stream Initiate Request<text:tab/>3</text:p>
          <text:p text:style-name="P31"><text:s/>2.5.2 Stream Initiate Reply<text:tab/>3</text:p>
          <text:p text:style-name="P31"><text:s/>2.5.3 Stream Data Send<text:tab/>3</text:p>
          <text:p text:style-name="P31"><text:s/>2.5.4 Stream Data Proceed<text:tab/>3</text:p>
          <text:p text:style-name="P31"><text:s/>2.5.5 Stream Data Complete<text:tab/>4</text:p>
          <text:p text:style-name="P30"><text:s/>2.6 States<text:tab/>4</text:p>
          <text:p text:style-name="P30"><text:s/>2.7 Interactions<text:tab/>4</text:p>
          <text:p text:style-name="P29"><text:s/>3 Background Information<text:tab/>6</text:p>
          <text:p text:style-name="P30"><text:s/>3.1 Stream Content Type Identification<text:tab/>6</text:p>
          <text:p text:style-name="P30"><text:s/>3.2 Buffer Size<text:tab/>6</text:p>
          <text:p text:style-name="P30"><text:s/>3.3 CAN Discussion<text:tab/>6</text:p>
          <text:p text:style-name="P30"><text:s/>3.4 Implementation Notes<text:tab/>6</text:p>
        </text:index-body>
      </text:table-of-content>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bullet text:level="2" text:style-name="RTF_5f_Num_20_5_20_2" loext:num-list-format="%2%." style:num-suffix="." text:bullet-char="◦">
        <style:list-level-properties text:space-before="0.75in" text:min-label-width="0.25in"/>
      </text:list-level-style-bullet>
      <text:list-level-style-bullet text:level="3" text:style-name="RTF_5f_Num_20_5_20_3" loext:num-list-format="%3%." style:num-suffix="." text:bullet-char="▪">
        <style:list-level-properties text:space-before="1.25in" text:min-label-width="0.25in"/>
      </text:list-level-style-bullet>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30">
      <number:day/>
      <number:text>/</number:text>
      <number:month/>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47in" style:rel-column-width="35201*"/>
    </style:style>
    <style:style style:name="Table1.B" style:family="table-column">
      <style:table-column-properties style:column-width="1.625in" style:rel-column-width="16654*"/>
    </style:style>
    <style:style style:name="Table1.C" style:family="table-column">
      <style:table-column-properties style:column-width="1.3347in" style:rel-column-width="13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3"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a571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fo:margin-left="0in" fo:margin-right="0in" fo:margin-top="0in" fo:margin-bottom="0.1181in" style:contextual-spacing="false" fo:text-align="start" style:justify-single-word="false" fo:orphans="2" fo:widows="2" fo:text-indent="0in" style:auto-text-indent="false" style:writing-mode="lr-tb">
        <style:tab-stops>
          <style:tab-stop style:position="3in" style:type="center"/>
          <style:tab-stop style:position="6.5in" style:type="right"/>
        </style:tab-stops>
      </style:paragraph-properties>
      <style:text-properties officeooo:paragraph-rsid="003a5716"/>
    </style:style>
    <style:style style:name="MT1"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officeooo:rsid="001ad35f"/>
    </style:style>
    <style:style style:name="MT6" style:family="text">
      <style:text-properties fo:font-size="9pt" style:font-size-asian="9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min-height="2.4382in" fo:min-width="6.1992in"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tracked-changes>
          <text:changed-region xml:id="ct14824495264" text:id="ct14824495264">
            <text:deletion>
              <office:change-info>
                <dc:creator>Bob Jacobsen</dc:creator>
                <dc:date>2013-02-15T12:47:00</dc:date>
              </office:change-info>
              <text:p text:style-name="MP1">-CAN </text:p>
            </text:deletion>
          </text:changed-region>
          <text:changed-region xml:id="ct14824496112" text:id="ct14824496112">
            <text:insertion>
              <office:change-info>
                <dc:creator>Bob Jacobsen</dc:creator>
                <dc:date>2013-02-15T12:47:00</dc:date>
              </office:change-info>
            </text:insertion>
          </text:changed-region>
          <text:changed-region xml:id="ct5093958064" text:id="ct5093958064">
            <text:deletion>
              <office:change-info>
                <dc:creator>Bob Jacobsen</dc:creator>
                <dc:date>2013-10-17T00:26:00</dc:date>
              </office:change-info>
              <text:p text:style-name="MP1">Praesent Gravida</text:p>
            </text:deletion>
          </text:changed-region>
          <text:changed-region xml:id="ct15027160176" text:id="ct15027160176">
            <text:insertion>
              <office:change-info>
                <dc:creator>Bob Jacobsen</dc:creator>
                <dc:date>2013-10-17T00:26:00</dc:date>
              </office:change-info>
            </text:insertion>
          </text:changed-region>
          <text:changed-region xml:id="ct15027160448" text:id="ct15027160448">
            <text:deletion>
              <office:change-info>
                <dc:creator>Bob Jacobsen</dc:creator>
                <dc:date>2013-02-15T12:47:00</dc:date>
              </office:change-info>
              <text:p text:style-name="MP1">Technical</text:p>
            </text:deletion>
          </text:changed-region>
          <text:changed-region xml:id="ct15027160720" text:id="ct15027160720">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3.96283075457201E-017) rotate (0.785398163397448)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OpenLCB<text:change text:change-id="ct14824495264"/><text:change-start text:change-id="ct14824496112"/> <text:change-end text:change-id="ct14824496112"/><text:change text:change-id="ct5093958064"/><text:change-start text:change-id="ct15027160176"/>Stream Transport<text:change-end text:change-id="ct15027160176"/> <text:change text:change-id="ct15027160448"/><text:change-start text:change-id="ct15027160720"/>Working<text:change-end text:change-id="ct15027160720"/> Note</text:p>
      </style:header>
      <style:footer>
        <text:tracked-changes>
          <text:changed-region xml:id="ct15027168384" text:id="ct15027168384">
            <text:deletion>
              <office:change-info>
                <dc:creator>Alex Shepherd</dc:creator>
                <dc:date>2021-05-01T01:13:12</dc:date>
              </office:change-info>
              <text:p text:style-name="MP4"><text:span text:style-name="Page_20_Number"><text:span text:style-name="MT2">Copyright 201</text:span></text:span></text:p>
            </text:deletion>
          </text:changed-region>
          <text:changed-region xml:id="ct15027168656" text:id="ct15027168656">
            <text:deletion>
              <office:change-info>
                <dc:creator>Bob Jacobsen</dc:creator>
                <dc:date>2012-03-27T10:08:00</dc:date>
              </office:change-info>
              <text:p text:style-name="MP4"><text:span text:style-name="Page_20_Number"><text:span text:style-name="MT2">1</text:span></text:span></text:p>
            </text:deletion>
          </text:changed-region>
          <text:changed-region xml:id="ct15027168928" text:id="ct15027168928">
            <text:deletion>
              <office:change-info>
                <dc:creator>Alex Shepherd</dc:creator>
                <dc:date>2021-05-01T01:13:12</dc:date>
              </office:change-info>
              <text:p text:style-name="MP4"><text:span text:style-name="Page_20_Number"><text:span text:style-name="MT2">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p>
            </text:deletion>
          </text:changed-region>
          <text:changed-region xml:id="ct15027169200" text:id="ct15027169200">
            <text:deletion>
              <office:change-info>
                <dc:creator>Bob Jacobsen</dc:creator>
                <dc:date>2013-02-06T22:27:00</dc:date>
              </office:change-info>
              <text:p text:style-name="MP4"><text:span text:style-name="Page_20_Number"><text:span text:style-name="MT2"><text:date style:data-style-name="N129" text:date-value="2026-02-01T13:36:11.041983878">2/1/2026</text:date></text:span></text:span></text:p>
            </text:deletion>
          </text:changed-region>
          <text:changed-region xml:id="ct15027169472" text:id="ct15027169472">
            <text:deletion>
              <office:change-info>
                <dc:creator>Alex Shepherd</dc:creator>
                <dc:date>2021-05-01T01:13:12</dc:date>
              </office:change-info>
              <text:p text:style-name="MP4"><text:span text:style-name="Page_20_Number"><text:span text:style-name="MT2"><text:date style:data-style-name="N40" text:date-value="2026-02-01T13:36:11.042318944">Feb 1, 2026</text:date></text:span></text:span></text:p>
            </text:deletion>
          </text:changed-region>
          <text:changed-region xml:id="ct15027182800" text:id="ct15027182800">
            <text:insertion>
              <office:change-info>
                <dc:creator>Alex Shepherd</dc:creator>
                <dc:date>2021-05-01T01:13:12</dc:date>
              </office:change-info>
            </text:insertion>
          </text:changed-region>
        </text:tracked-changes>
        <text:p text:style-name="MP4"><text:change text:change-id="ct15027168384"/><text:change text:change-id="ct15027168656"/><text:change text:change-id="ct15027168928"/><text:change text:change-id="ct15027169200"/><text:change text:change-id="ct15027169472"/><text:change-start text:change-id="ct15027182800"/><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8</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2"><text:date style:data-style-name="N40" text:date-value="2026-02-01T13:36:11.042987192">Feb 1, 2026</text:date></text:span></text:span><text:change-end text:change-id="ct15027182800"/></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2" draw:text-style-name="MP3" svg:width="6.5461in" svg:height="2.6185in" draw:transform="skewX (-3.96283075457201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F7F7BA2E.png" xlink:type="simple" xlink:show="embed" xlink:actuate="onLoad" draw:mime-type="image/png"/></draw:frame></text:p>
            </table:table-cell>
            <table:table-cell table:style-name="Table1.B1" table:number-columns-spanned="2" office:value-type="string">
              <text:p text:style-name="MP7">OpenLCB <text:span text:style-name="MT5">Technical Note</text:span></text:p>
            </table:table-cell>
            <table:covered-table-cell/>
          </table:table-row>
          <table:table-row table:style-name="Table1.1">
            <table:covered-table-cell table:style-name="Table1.A1"/>
            <table:table-cell table:style-name="Table1.B1" table:number-columns-spanned="2" office:value-type="string">
              <text:p text:style-name="MP7">Stream Transport</text:p>
            </table:table-cell>
            <table:covered-table-cell/>
          </table:table-row>
          <table:table-row table:style-name="Table1.1">
            <table:covered-table-cell table:style-name="Table1.A1"/>
            <table:table-cell table:style-name="Table1.B3" office:value-type="string">
              <text:p text:style-name="MP7"><text:date style:data-style-name="N40" text:date-value="2026-02-01T13:36:11.044218703">Feb 1, 2026</text:date></text:p>
            </table:table-cell>
            <table:table-cell table:style-name="Table1.B1" office:value-type="string">
              <text:p text:style-name="MP7">Preliminary</text:p>
            </table:table-cell>
          </table:table-row>
        </table:table>
        <text:p text:style-name="Header"/>
      </style:header>
      <style:footer>
        <text:tracked-changes>
          <text:changed-region xml:id="ct14824486400" text:id="ct14824486400">
            <text:deletion>
              <office:change-info>
                <dc:creator>Alex Shepherd</dc:creator>
                <dc:date>2021-05-01T01:13:05</dc:date>
              </office:change-info>
              <text:p text:style-name="MP8"><text:span text:style-name="Page_20_Number"><text:span text:style-name="MT2">Copyright 201</text:span></text:span></text:p>
            </text:deletion>
          </text:changed-region>
          <text:changed-region xml:id="ct14824525472" text:id="ct14824525472">
            <text:deletion>
              <office:change-info>
                <dc:creator>Bob Jacobsen</dc:creator>
                <dc:date>2012-03-27T10:08:00</dc:date>
              </office:change-info>
              <text:p text:style-name="MP8"><text:span text:style-name="Page_20_Number"><text:span text:style-name="MT2">1</text:span></text:span></text:p>
            </text:deletion>
          </text:changed-region>
          <text:changed-region xml:id="ct14824525168" text:id="ct14824525168">
            <text:deletion>
              <office:change-info>
                <dc:creator>Alex Shepherd</dc:creator>
                <dc:date>2021-05-01T01:13:05</dc:date>
              </office:change-info>
              <text:p text:style-name="MP8"><text:span text:style-name="Page_20_Number"><text:span text:style-name="MT2">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2">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p>
            </text:deletion>
          </text:changed-region>
          <text:changed-region xml:id="ct14824526560" text:id="ct14824526560">
            <text:deletion>
              <office:change-info>
                <dc:creator>Bob Jacobsen</dc:creator>
                <dc:date>2013-02-06T22:27:00</dc:date>
              </office:change-info>
              <text:p text:style-name="MP8"><text:span text:style-name="Page_20_Number"><text:span text:style-name="MT2"><text:date style:data-style-name="N129" text:date-value="2026-02-01T13:36:11.045257220">2/1/2026</text:date></text:span></text:span></text:p>
            </text:deletion>
          </text:changed-region>
          <text:changed-region xml:id="ct14824526832" text:id="ct14824526832">
            <text:deletion>
              <office:change-info>
                <dc:creator>Alex Shepherd</dc:creator>
                <dc:date>2021-05-01T01:13:05</dc:date>
              </office:change-info>
              <text:p text:style-name="MP8"><text:span text:style-name="Page_20_Number"><text:span text:style-name="MT2"><text:date style:data-style-name="N40" text:date-value="2026-02-01T13:36:11.045384835">Feb 1, 2026</text:date></text:span></text:span></text:p>
              <text:p text:style-name="MP8"><text:span text:style-name="Page_20_Number"><text:span text:style-name="MT3"/></text:span></text:p>
            </text:deletion>
          </text:changed-region>
          <text:changed-region xml:id="ct14824529840" text:id="ct14824529840">
            <text:insertion>
              <office:change-info>
                <dc:creator>Alex Shepherd</dc:creator>
                <dc:date>2021-05-01T01:13:05</dc:date>
              </office:change-info>
            </text:insertion>
          </text:changed-region>
        </text:tracked-changes>
        <text:p text:style-name="MP8"><text:change text:change-id="ct14824486400"/><text:change text:change-id="ct14824525472"/><text:change text:change-id="ct14824525168"/><text:change text:change-id="ct14824526560"/><text:change text:change-id="ct14824526832"/><text:change-start text:change-id="ct14824529840"/><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2"><text:date style:data-style-name="N40" text:date-value="2026-02-01T13:36:11.046122862">Feb 1, 2026</text:date></text:span></text:span><text:change-end text:change-id="ct1482452984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Technical Note</dc:title>
    <meta:initial-creator>Alex Shepherd</meta:initial-creator>
    <meta:creation-date>2009-01-22T07:11:27</meta:creation-date>
    <meta:editing-cycles>109</meta:editing-cycles>
    <meta:editing-duration>P1DT20H44M8S</meta:editing-duration>
    <meta:generator>LibreOffice/25.8.3.2$MacOSX_AARCH64 LibreOffice_project/8ca8d55c161d602844f5428fa4b58097424e324e</meta:generator>
    <dc:date>2026-02-01T13:27:20.460042000</dc:date>
    <dc:creator>Bob Jacobsen</dc:creator>
    <meta:document-statistic meta:table-count="1" meta:image-count="1" meta:object-count="0" meta:page-count="8" meta:paragraph-count="109" meta:word-count="3274" meta:character-count="19486" meta:non-whitespace-character-count="16266"/>
    <meta:user-defined meta:name="Info 1"/>
    <meta:user-defined meta:name="Info 2"/>
    <meta:user-defined meta:name="Info 3"/>
    <meta:user-defined meta:name="Info 4"/>
  </office:meta>
</office:document-meta>
</file>